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2bbf0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ebb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12bbf0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13ebbd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12bbf0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10" style:family="paragraph" style:parent-style-name="Standard">
      <style:text-properties officeooo:rsid="0013ebbd" officeooo:paragraph-rsid="0013ebbd"/>
    </style:style>
    <style:style style:name="P11" style:family="paragraph" style:parent-style-name="Standard">
      <style:text-properties officeooo:paragraph-rsid="0013ebb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13ebbd" style:font-size-asian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6" style:family="paragraph" style:parent-style-name="Standard">
      <style:text-properties officeooo:rsid="0013ebbd" officeooo:paragraph-rsid="0013ebbd"/>
    </style:style>
    <style:style style:name="P17" style:family="paragraph" style:parent-style-name="Standard">
      <style:text-properties officeooo:rsid="0013ebbd" officeooo:paragraph-rsid="00159aab"/>
    </style:style>
    <style:style style:name="P18" style:family="paragraph" style:parent-style-name="Standard">
      <style:text-properties style:text-underline-style="none" officeooo:rsid="0013ebbd" officeooo:paragraph-rsid="0013ebbd"/>
    </style:style>
    <style:style style:name="P19" style:family="paragraph" style:parent-style-name="Standard">
      <style:text-properties fo:font-weight="bold" officeooo:paragraph-rsid="0013ebbd" style:font-weight-asian="bold" style:font-weight-complex="bold"/>
    </style:style>
    <style:style style:name="P20" style:family="paragraph" style:parent-style-name="Standard">
      <style:text-properties fo:font-weight="bold" officeooo:paragraph-rsid="0017fb36" style:font-weight-asian="bold" style:font-weight-complex="bold"/>
    </style:style>
    <style:style style:name="P21" style:family="paragraph" style:parent-style-name="Standard">
      <style:text-properties officeooo:paragraph-rsid="00195b79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weight="bold" style:font-weight-asian="bold"/>
    </style:style>
    <style:style style:name="T3" style:family="text">
      <style:text-properties fo:color="#7f0055" fo:font-weight="bold" style:font-weight-asian="bold"/>
    </style:style>
    <style:style style:name="T4" style:family="text">
      <style:text-properties fo:color="#7f0055" style:font-name="Monospace" fo:font-size="10pt" fo:font-weight="bold" style:font-size-asian="10pt" style:font-weight-asian="bold"/>
    </style:style>
    <style:style style:name="T5" style:family="text">
      <style:text-properties fo:color="#7f0055" style:font-name="Monospace" fo:font-size="10pt" style:text-underline-style="none" style:font-size-asian="10pt"/>
    </style:style>
    <style:style style:name="T6" style:family="text">
      <style:text-properties fo:color="#7f0055" style:font-name="Monospace" fo:font-size="10pt" style:text-underline-style="none" fo:font-weight="bold" style:font-size-asian="10pt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style:font-name="Monospace"/>
    </style:style>
    <style:style style:name="T9" style:family="text">
      <style:text-properties fo:color="#000000" style:font-name="Monospace" fo:font-size="10pt" style:font-size-asian="10pt"/>
    </style:style>
    <style:style style:name="T10" style:family="text">
      <style:text-properties fo:color="#000000" style:font-name="Monospace" fo:font-size="10pt" fo:font-weight="bold" style:font-size-asian="10pt" style:font-weight-asian="bold"/>
    </style:style>
    <style:style style:name="T11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000000" style:font-name="Monospace" fo:font-weight="bold" style:font-weight-asian="bold"/>
    </style:style>
    <style:style style:name="T13" style:family="text">
      <style:text-properties fo:color="#000000" fo:font-weight="bold" style:font-weight-asian="bold"/>
    </style:style>
    <style:style style:name="T14" style:family="text">
      <style:text-properties fo:color="#000000" style:font-name="Monospace" fo:font-size="10pt" style:font-size-asian="10pt"/>
    </style:style>
    <style:style style:name="T15" style:family="text">
      <style:text-properties fo:color="#000000" style:font-name="Monospace" fo:font-size="10pt" style:text-underline-style="none" style:font-size-asian="10pt"/>
    </style:style>
    <style:style style:name="T16" style:family="text">
      <style:text-properties fo:color="#000000" style:font-name="Monospace" fo:font-size="10pt" style:text-underline-style="none" fo:font-weight="bold" style:font-size-asian="10pt" style:font-weight-asian="bold" style:font-weight-complex="bold"/>
    </style:style>
    <style:style style:name="T17" style:family="text">
      <style:text-properties fo:color="#005032"/>
    </style:style>
    <style:style style:name="T18" style:family="text">
      <style:text-properties fo:color="#005032" style:font-name="Monospace"/>
    </style:style>
    <style:style style:name="T19" style:family="text">
      <style:text-properties fo:color="#005032" style:font-name="Monospace" fo:font-size="10pt" style:font-size-asian="10pt"/>
    </style:style>
    <style:style style:name="T20" style:family="text">
      <style:text-properties fo:color="#005032" style:font-name="Monospace" fo:font-size="10pt" style:font-size-asian="10pt"/>
    </style:style>
    <style:style style:name="T21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22" style:family="text">
      <style:text-properties fo:color="#3c3c3c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23" style:family="text">
      <style:text-properties fo:color="#3c3c3c" style:font-name="Monospace" style:text-underline-style="solid" style:text-underline-width="auto" style:text-underline-color="font-color" fo:font-weight="bold" style:font-weight-asian="bold"/>
    </style:style>
    <style:style style:name="T24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25" style:family="text">
      <style:text-properties fo:color="#3c3c3c" style:font-name="Monospace" fo:font-size="10pt" style:text-underline-style="none" style:font-size-asian="10pt"/>
    </style:style>
    <style:style style:name="T26" style:family="text">
      <style:text-properties fo:color="#3c3c3c" style:font-name="Monospace" fo:font-size="10pt" style:text-underline-style="none" fo:font-weight="bold" style:font-size-asian="10pt" style:font-weight-asian="bold" style:font-weight-complex="bold"/>
    </style:style>
    <style:style style:name="T27" style:family="text">
      <style:text-properties officeooo:rsid="0013ebbd"/>
    </style:style>
    <style:style style:name="T28" style:family="text">
      <style:text-properties fo:color="#3f7f5f" style:font-name="Monospace" fo:font-size="10pt" style:font-size-asian="10pt"/>
    </style:style>
    <style:style style:name="T29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officeooo:rsid="0013ebbd"/>
    </style:style>
    <style:style style:name="T32" style:family="text">
      <style:text-properties style:text-underline-style="none" officeooo:rsid="0013ebbd"/>
    </style:style>
    <style:style style:name="T33" style:family="text">
      <style:text-properties style:text-underline-style="none" fo:font-weight="bold" officeooo:rsid="0013ebbd" style:font-weight-asian="bold" style:font-weight-complex="bold"/>
    </style:style>
    <style:style style:name="T34" style:family="text">
      <style:text-properties fo:font-size="8pt" style:text-underline-style="none" fo:font-weight="bold" officeooo:rsid="0013ebbd" style:font-size-asian="8pt" style:font-weight-asian="bold" style:font-size-complex="8pt" style:font-weight-complex="bold"/>
    </style:style>
    <style:style style:name="T35" style:family="text">
      <style:text-properties fo:font-size="20pt" style:text-underline-style="none" fo:font-weight="bold" officeooo:rsid="0013ebbd" style:font-size-asian="20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本次分配到了im_iip、im_ltm_common、 im_mipi文件其中im_ltm_common、im_mipi没有超过1000行没有进行拆分 im_iip拆分成8个类 imiipdefine、imiipstruct、imiipcounter|、imiipmain、imiipnew、imiipstatic、imiipsub、imiipoid8个类，其中源im_iip.h文件包含在imiipdefine.h 和imiipstruct.h文件中</text:p>
      <text:p text:style-name="Standard"/>
      <text:p text:style-name="Standard">imiipdefine：</text:p>
      <text:p text:style-name="Standard">公有函数更改记录：</text:p>
      <text:p text:style-name="P1"><text:span text:style-name="T1">extern</text:span><text:span text:style-name="T9"> </text:span><text:span text:style-name="T19">INT32</text:span><text:span text:style-name="T9"> </text:span><text:span text:style-name="T10">Im_IIP_Init</text:span><text:span text:style-name="T9">( VOID );</text:span></text:p>
      <text:p text:style-name="P1"><text:span text:style-name="T9">改为：</text:span><text:span text:style-name="T19">INT32</text:span><text:span text:style-name="T9"> </text:span><text:span text:style-name="T10">im_iip_struct_init</text:span><text:span text:style-name="T9">( VOID );</text:span></text:p>
      <text:p text:style-name="P7"/>
      <text:p text:style-name="P1"><text:span text:style-name="T1">extern</text:span><text:span text:style-name="T9"> </text:span><text:span text:style-name="T19">INT32</text:span><text:span text:style-name="T9"> </text:span><text:span text:style-name="T10">Im_IIP_Init_Unit</text:span><text:span text:style-name="T9">( </text:span><text:span text:style-name="T1">const</text:span><text:span text:style-name="T9"> </text:span><text:span text:style-name="T19">E_IM_IIP_UNIT_ID</text:span><text:span text:style-name="T9"> unit_id );</text:span></text:p>
      <text:p text:style-name="P2"><text:span text:style-name="T9">改为：</text:span><text:span text:style-name="T19">INT32</text:span><text:span text:style-name="T9"> </text:span><text:span text:style-name="T10">im_iip_struct_init_unit</text:span><text:span text:style-name="T9">( </text:span><text:span text:style-name="T1">const</text:span><text:span text:style-name="T9"> </text:span><text:span text:style-name="T19">E_IM_IIP_UNIT_ID</text:span><text:span text:style-name="T9"> unit_id );</text:span></text:p>
      <text:p text:style-name="P7"/>
      <text:p text:style-name="P1"><text:span text:style-name="T1">extern</text:span><text:span text:style-name="T9"> </text:span><text:span text:style-name="T19">INT32</text:span><text:span text:style-name="T9"> </text:span><text:span text:style-name="T10">Im_IIP_Open</text:span><text:span text:style-name="T9">( </text:span><text:span text:style-name="T1">const</text:span><text:span text:style-name="T9"> </text:span><text:span text:style-name="T19">INT32</text:span><text:span text:style-name="T9"> wait_time );</text:span></text:p>
      <text:p text:style-name="P2"><text:span text:style-name="T9">改为：</text:span><text:span text:style-name="T19">INT32</text:span><text:span text:style-name="T9"> </text:span><text:span text:style-name="T10">im_iip_struct_open</text:span><text:span text:style-name="T9">( </text:span><text:span text:style-name="T1">const</text:span><text:span text:style-name="T9"> </text:span><text:span text:style-name="T19">INT32</text:span><text:span text:style-name="T9"> wait_time );</text:span></text:p>
      <text:p text:style-name="P7"/>
      <text:p text:style-name="P1"><text:span text:style-name="T1">extern</text:span><text:span text:style-name="T9"> </text:span><text:span text:style-name="T19">INT32</text:span><text:span text:style-name="T9"> </text:span><text:span text:style-name="T10">Im_IIP_Close</text:span><text:span text:style-name="T9">( VOID );</text:span></text:p>
      <text:p text:style-name="P2"><text:span text:style-name="T9">改为：</text:span><text:span text:style-name="T19">INT32</text:span><text:span text:style-name="T9"> </text:span><text:span text:style-name="T10">im_iip_struct_close</text:span><text:span text:style-name="T9">( VOID );</text:span></text:p>
      <text:p text:style-name="P1"/>
      <text:p text:style-name="P1"><text:span text:style-name="T1">extern</text:span><text:span text:style-name="T9"> </text:span><text:span text:style-name="T19">INT32</text:span><text:span text:style-name="T9"> </text:span><text:span text:style-name="T10">Im_IIP_Ctrl_AXI</text:span><text:span text:style-name="T9">( </text:span><text:span text:style-name="T1">const</text:span><text:span text:style-name="T9"> </text:span><text:span text:style-name="T19">E_IM_IIP_AXI_ID</text:span><text:span text:style-name="T9"> axi_id, </text:span><text:span text:style-name="T1">const</text:span><text:span text:style-name="T9"> </text:span><text:span text:style-name="T19">T_IM_IIP_CTRL_AXI</text:span><text:span text:style-name="T9">* </text:span><text:span text:style-name="T1">const</text:span><text:span text:style-name="T9"> cfg );</text:span></text:p>
      <text:p text:style-name="P2"><text:span text:style-name="T9">改为：</text:span><text:span text:style-name="T19">INT32</text:span><text:span text:style-name="T9"> </text:span><text:span text:style-name="T10">im_iip_sub_ctrl_axi</text:span><text:span text:style-name="T9">( </text:span><text:span text:style-name="T1">const</text:span><text:span text:style-name="T9"> </text:span><text:span text:style-name="T19">E_IM_IIP_AXI_ID</text:span><text:span text:style-name="T9"> axi_id, </text:span><text:span text:style-name="T1">const</text:span><text:span text:style-name="T9"> </text:span><text:span text:style-name="T19">T_IM_IIP_CTRL_AXI</text:span><text:span text:style-name="T9">* </text:span><text:span text:style-name="T1">const</text:span><text:span text:style-name="T9"> cfg );</text:span></text:p>
      <text:p text:style-name="P7"/>
      <text:p text:style-name="P1"><text:span text:style-name="T1">extern</text:span><text:span text:style-name="T9"> </text:span><text:span text:style-name="T19">INT32</text:span><text:span text:style-name="T9"> </text:span><text:span text:style-name="T10">Im_IIP_Ctrl_AXI_ALL</text:span><text:span text:style-name="T9">( </text:span><text:span text:style-name="T1">const</text:span><text:span text:style-name="T9"> </text:span><text:span text:style-name="T19">T_IM_IIP_CTRL_AXI_ALL</text:span><text:span text:style-name="T9">* </text:span><text:span text:style-name="T1">const</text:span><text:span text:style-name="T9"> cfg );</text:span></text:p>
      <text:p text:style-name="P2"><text:span text:style-name="T9">改为：</text:span><text:span text:style-name="T19">INT32</text:span><text:span text:style-name="T9"> </text:span><text:span text:style-name="T10">im_iip_sub_ctrl_axi_all</text:span><text:span text:style-name="T9">( </text:span><text:span text:style-name="T1">const</text:span><text:span text:style-name="T9"> </text:span><text:span text:style-name="T19">T_IM_IIP_CTRL_AXI_ALL</text:span><text:span text:style-name="T9">* </text:span><text:span text:style-name="T1">const</text:span><text:span text:style-name="T9"> cfg );</text:span></text:p>
      <text:p text:style-name="P7"/>
      <text:p text:style-name="P1"><text:span text:style-name="T1">extern</text:span><text:span text:style-name="T9"> </text:span><text:span text:style-name="T19">INT32</text:span><text:span text:style-name="T9"> </text:span><text:span text:style-name="T10">Im_IIP_Ctrl_Base</text:span><text:span text:style-name="T9">( </text:span><text:span text:style-name="T1">const</text:span><text:span text:style-name="T9"> </text:span><text:span text:style-name="T19">T_IM_IIP_CTRL_BASE</text:span><text:span text:style-name="T9">* </text:span><text:span text:style-name="T1">const</text:span><text:span text:style-name="T9"> cfg );</text:span></text:p>
      <text:p text:style-name="P2"><text:span text:style-name="T9">改为：</text:span><text:span text:style-name="T19">INT32</text:span><text:span text:style-name="T9"> </text:span><text:span text:style-name="T10">im_iip_struct_ctrl_base</text:span><text:span text:style-name="T9">( </text:span><text:span text:style-name="T1">const</text:span><text:span text:style-name="T9"> </text:span><text:span text:style-name="T19">T_IM_IIP_CTRL_BASE</text:span><text:span text:style-name="T9">* </text:span><text:span text:style-name="T1">const</text:span><text:span text:style-name="T9"> cfg );</text:span></text:p>
      <text:p text:style-name="P1"/>
      <text:p text:style-name="P1"><text:span text:style-name="T1">extern</text:span><text:span text:style-name="T9"> </text:span><text:span text:style-name="T19">INT32</text:span><text:span text:style-name="T9"> </text:span><text:span text:style-name="T10">Im_IIP_Update_PADRS</text:span><text:span text:style-name="T9">( </text:span><text:span text:style-name="T1">const</text:span><text:span text:style-name="T9"> </text:span><text:span text:style-name="T19">E_IM_IIP_UNIT_ID</text:span><text:span text:style-name="T9"> unit_id, </text:span><text:span text:style-name="T1">const</text:span><text:span text:style-name="T9"> </text:span><text:span text:style-name="T19">ULONG</text:span><text:span text:style-name="T9"> unit_param_addr );</text:span></text:p>
      <text:p text:style-name="P2"><text:span text:style-name="T9">改为：</text:span><text:span text:style-name="T19">INT32</text:span><text:span text:style-name="T9"> </text:span><text:span text:style-name="T10">im_iip_sub_update_padrs</text:span><text:span text:style-name="T9">( </text:span><text:span text:style-name="T1">const</text:span><text:span text:style-name="T9"> </text:span><text:span text:style-name="T19">E_IM_IIP_UNIT_ID</text:span><text:span text:style-name="T9"> unit_id, </text:span><text:span text:style-name="T1">const</text:span><text:span text:style-name="T9"> </text:span><text:span text:style-name="T19">ULONG</text:span><text:span text:style-name="T9"> unit_param_addr );</text:span></text:p>
      <text:p text:style-name="P7"/>
      <text:p text:style-name="P1"><text:span text:style-name="T1">extern</text:span><text:span text:style-name="T9"> </text:span><text:span text:style-name="T19">INT32</text:span><text:span text:style-name="T9"> </text:span><text:span text:style-name="T10">Im_IIP_Start</text:span><text:span text:style-name="T9">( VOID );</text:span></text:p>
      <text:p text:style-name="P2"><text:span text:style-name="T9">改为：</text:span><text:span text:style-name="T19">INT32</text:span><text:span text:style-name="T9"> </text:span><text:span text:style-name="T10">im_iip_sub_start</text:span><text:span text:style-name="T9">( VOID );</text:span></text:p>
      <text:p text:style-name="P7"/>
      <text:p text:style-name="P7"/>
      <text:p text:style-name="P1"><text:span text:style-name="T1">extern</text:span><text:span text:style-name="T9"> </text:span><text:span text:style-name="T19">INT32</text:span><text:span text:style-name="T9"> </text:span><text:span text:style-name="T10">Im_IIP_Stop</text:span><text:span text:style-name="T9">( </text:span><text:span text:style-name="T1">const</text:span><text:span text:style-name="T9"> </text:span><text:span text:style-name="T19">UINT32</text:span><text:span text:style-name="T9"> stop_type );</text:span></text:p>
      <text:p text:style-name="P3"><text:span text:style-name="T9">改为：</text:span><text:span text:style-name="T19">INT32</text:span><text:span text:style-name="T9"> </text:span><text:span text:style-name="T10">im_iip_main_stop</text:span><text:span text:style-name="T9">( </text:span><text:span text:style-name="T1">const</text:span><text:span text:style-name="T9"> </text:span><text:span text:style-name="T19">UINT32</text:span><text:span text:style-name="T9"> stop_type );</text:span></text:p>
      <text:p text:style-name="P1"/>
      <text:p text:style-name="P1"><text:span text:style-name="T1">extern</text:span><text:span text:style-name="T9"> </text:span><text:span text:style-name="T19">INT32</text:span><text:span text:style-name="T9"> </text:span><text:span text:style-name="T10">Im_IIP_Get_SL_Status</text:span><text:span text:style-name="T9">( </text:span><text:span text:style-name="T19">UINT32</text:span><text:span text:style-name="T9">* </text:span><text:span text:style-name="T1">const</text:span><text:span text:style-name="T9"> sl_status );</text:span></text:p>
      <text:p text:style-name="P3"><text:span text:style-name="T9">改为：</text:span><text:span text:style-name="T19">INT32</text:span><text:span text:style-name="T9"> </text:span><text:span text:style-name="T10">im_iip_main_get_sl_status</text:span><text:span text:style-name="T9">( </text:span><text:span text:style-name="T19">UINT32</text:span><text:span text:style-name="T9">* </text:span><text:span text:style-name="T1">const</text:span><text:span text:style-name="T9"> sl_status );</text:span></text:p>
      <text:p text:style-name="P7"/>
      <text:p text:style-name="P1"><text:span text:style-name="T1">extern</text:span><text:span text:style-name="T9"> </text:span><text:span text:style-name="T19">INT32</text:span><text:span text:style-name="T9"> </text:span><text:span text:style-name="T10">Im_IIP_Get_UNIT_PARAM</text:span><text:span text:style-name="T9">( </text:span><text:span text:style-name="T1">const</text:span><text:span text:style-name="T9"> </text:span><text:span text:style-name="T19">E_IM_IIP_UNIT_ID</text:span><text:span text:style-name="T9"> unit_id, </text:span><text:span text:style-name="T19">ULONG</text:span><text:span text:style-name="T9">* </text:span><text:span text:style-name="T1">const</text:span><text:span text:style-name="T9"> p_param_buffer, </text:span><text:span text:style-name="T19">UINT32</text:span><text:span text:style-name="T9">* </text:span><text:span text:style-name="T1">const</text:span><text:span text:style-name="T9"> size );</text:span></text:p>
      <text:p text:style-name="P1"/>
      <text:p text:style-name="P3"><text:span text:style-name="T9">改为：</text:span><text:span text:style-name="T19">INT32</text:span><text:span text:style-name="T9"> </text:span><text:span text:style-name="T10">im_iip_static_get_unit_param</text:span><text:span text:style-name="T9">( </text:span><text:span text:style-name="T1">const</text:span><text:span text:style-name="T9"> </text:span><text:span text:style-name="T19">E_IM_IIP_UNIT_ID</text:span><text:span text:style-name="T9"> unit_id, </text:span><text:span text:style-name="T19">ULONG</text:span><text:span text:style-name="T9">* </text:span><text:span text:style-name="T1">const</text:span><text:span text:style-name="T9"> p_param_buffer, </text:span><text:span text:style-name="T19">UINT32</text:span><text:span text:style-name="T9">* </text:span><text:span text:style-name="T1">const</text:span><text:span text:style-name="T9"> size );</text:span></text:p>
      <text:p text:style-name="P7"/>
      <text:p text:style-name="P1"><text:span text:style-name="T1">extern</text:span><text:span text:style-name="T9"> </text:span><text:span text:style-name="T19">INT32</text:span><text:span text:style-name="T9"> </text:span><text:span text:style-name="T10">Im_IIP_Set_AccessEnable</text:span><text:span text:style-name="T9">( </text:span><text:span text:style-name="T1">const</text:span><text:span text:style-name="T9"> </text:span><text:span text:style-name="T19">UINT32</text:span><text:span text:style-name="T9"> res_bitmask, </text:span><text:span text:style-name="T1">const</text:span><text:span text:style-name="T9"> UCHAR permission_flg );</text:span></text:p>
      <text:p text:style-name="P6"><text:span text:style-name="T7">改为：</text:span><text:span text:style-name="T17">INT32</text:span><text:span text:style-name="T7"> </text:span><text:span text:style-name="T13">im_iip_set_static_accessenable</text:span><text:span text:style-name="T7">( </text:span><text:span text:style-name="T3">const</text:span><text:span text:style-name="T7"> </text:span><text:span text:style-name="T17">UINT32</text:span><text:span text:style-name="T7"> res_bitmask, </text:span><text:span text:style-name="T3">const</text:span><text:span text:style-name="T7"> UCHAR permission_flg );</text:span></text:p>
      <text:p text:style-name="P4"/>
      <text:p text:style-name="P4"/>
      <text:p text:style-name="P5"><text:span text:style-name="T17">INT32</text:span><text:span text:style-name="T7"> </text:span><text:span text:style-name="T13">Im_IIP_Set_IntHandler</text:span><text:span text:style-name="T7">( </text:span><text:span text:style-name="T3">const</text:span><text:span text:style-name="T7"> </text:span><text:span text:style-name="T17">ULONG</text:span><text:span text:style-name="T7"> interrupt_bitmask, </text:span><text:span text:style-name="T3">const</text:span><text:span text:style-name="T7"> </text:span><text:span text:style-name="T17">T_IM_IIP_CALLBACK</text:span><text:span text:style-name="T7"> int_handler );</text:span></text:p>
      <text:p text:style-name="P6"><text:span text:style-name="T7">改为：</text:span><text:span text:style-name="T17">INT32</text:span><text:span text:style-name="T7"> </text:span><text:span text:style-name="T13">im_iip_counter_set_inthandler</text:span><text:span text:style-name="T7">( </text:span><text:span text:style-name="T3">const</text:span><text:span text:style-name="T7"> </text:span><text:span text:style-name="T17">ULONG</text:span><text:span text:style-name="T7"> interrupt_bitmask, </text:span><text:span text:style-name="T3">const</text:span><text:span text:style-name="T7"> </text:span><text:span text:style-name="T17">T_IM_IIP_CALLBACK</text:span><text:span text:style-name="T7"> </text:span><text:soft-page-break/><text:span text:style-name="T7">int_handler );</text:span></text:p>
      <text:p text:style-name="P8"/>
      <text:p text:style-name="P9">//私有函数变成公有函数被调用</text:p>
      <text:p text:style-name="P7"/>
      <text:p text:style-name="P1"><text:span text:style-name="T19">UINT32</text:span><text:span text:style-name="T9"> </text:span><text:span text:style-name="T10">im_iip_irq_disable</text:span><text:span text:style-name="T9">( </text:span><text:span text:style-name="T1">void</text:span><text:span text:style-name="T9"> );</text:span></text:p>
      <text:p text:style-name="P3"><text:span text:style-name="T9">改为：</text:span><text:span text:style-name="T19">UINT32</text:span><text:span text:style-name="T9"> </text:span><text:span text:style-name="T10">im_iip_static_irq_disable</text:span><text:span text:style-name="T9">( </text:span><text:span text:style-name="T1">void</text:span><text:span text:style-name="T9"> );</text:span></text:p>
      <text:p text:style-name="P7"/>
      <text:p text:style-name="P1"><text:span text:style-name="T1">void</text:span><text:span text:style-name="T9"> </text:span><text:span text:style-name="T10">im_iip_irq_enable</text:span><text:span text:style-name="T9">( </text:span><text:span text:style-name="T19">UINT32</text:span><text:span text:style-name="T9"> irq_mask );</text:span></text:p>
      <text:p text:style-name="P3"><text:span text:style-name="T10">改为：</text:span><text:span text:style-name="T1">void</text:span><text:span text:style-name="T9"> </text:span><text:span text:style-name="T10">im_iip_static_irq_enable</text:span><text:span text:style-name="T9">( </text:span><text:span text:style-name="T19">ImIipDefine</text:span><text:span text:style-name="T9">* self, </text:span><text:span text:style-name="T19">UINT32</text:span><text:span text:style-name="T9"> irq_mask );</text:span></text:p>
      <text:p text:style-name="P7"/>
      <text:p text:style-name="P1"><text:span text:style-name="T19">INT32</text:span><text:span text:style-name="T9"> </text:span><text:span text:style-name="T10">im_iip_util_resizerotate_main</text:span><text:span text:style-name="T9">( </text:span><text:span text:style-name="T19">T_IM_IIP_UTIL_PARAM_RESIZE_ROTATE</text:span><text:span text:style-name="T9">* </text:span><text:span text:style-name="T1">const</text:span><text:span text:style-name="T9"> rr_param, </text:span><text:span text:style-name="T1">const</text:span><text:span text:style-name="T9"> </text:span><text:span text:style-name="T19">T_IM_IIP_UTIL_RR</text:span><text:span text:style-name="T9">* </text:span><text:span text:style-name="T1">const</text:span><text:span text:style-name="T9"> cfg );</text:span></text:p>
      <text:p text:style-name="P3"><text:span text:style-name="T11">改为：</text:span><text:span text:style-name="T21">INT32</text:span><text:span text:style-name="T9"> </text:span><text:span text:style-name="T10">im_iip_define_util_resizerotate_main</text:span><text:span text:style-name="T9">( </text:span><text:span text:style-name="T19">T_IM_IIP_UTIL_PARAM_RESIZE_ROTATE</text:span><text:span text:style-name="T9">* </text:span><text:span text:style-name="T1">const</text:span><text:span text:style-name="T9"> rr_param, </text:span><text:span text:style-name="T1">const</text:span><text:span text:style-name="T9"> </text:span><text:span text:style-name="T19">T_IM_IIP_UTIL_RR</text:span><text:span text:style-name="T9">* </text:span><text:span text:style-name="T1">const</text:span><text:span text:style-name="T9"> cfg );</text:span></text:p>
      <text:p text:style-name="P7"/>
      <text:p text:style-name="P1"><text:span text:style-name="T19">INT32</text:span><text:span text:style-name="T9"> </text:span><text:span text:style-name="T10">im_iip_check_wait_time</text:span><text:span text:style-name="T9">( </text:span><text:span text:style-name="T1">const</text:span><text:span text:style-name="T9"> </text:span><text:span text:style-name="T19">INT32</text:span><text:span text:style-name="T9"> wait_time );</text:span></text:p>
      <text:p text:style-name="P3"><text:span text:style-name="T11">改为：</text:span><text:span text:style-name="T21">INT32</text:span><text:span text:style-name="T9"> </text:span><text:span text:style-name="T10">im_iip_counter_check_wait_time</text:span><text:span text:style-name="T9">(</text:span><text:span text:style-name="T19">ImIipDefine</text:span><text:span text:style-name="T9">* self, </text:span><text:span text:style-name="T1">const</text:span><text:span text:style-name="T9"> </text:span><text:span text:style-name="T19">INT32</text:span><text:span text:style-name="T9"> wait_time );</text:span></text:p>
      <text:p text:style-name="P7"/>
      <text:p text:style-name="P1"><text:span text:style-name="T19">INT32</text:span><text:span text:style-name="T9"> </text:span><text:span text:style-name="T10">im_iip_util_csc_main</text:span><text:span text:style-name="T9">( </text:span><text:span text:style-name="T19">T_IM_IIP_UTIL_PARAM_CSC</text:span><text:span text:style-name="T9">* </text:span><text:span text:style-name="T1">const</text:span><text:span text:style-name="T9"> csc_param, </text:span><text:span text:style-name="T1">const</text:span><text:span text:style-name="T9"> </text:span><text:span text:style-name="T19">T_IM_IIP_UTIL_CSC</text:span><text:span text:style-name="T9">* </text:span><text:span text:style-name="T1">const</text:span><text:span text:style-name="T9"> cfg, </text:span><text:span text:style-name="T1">const</text:span><text:span text:style-name="T9"> </text:span><text:span text:style-name="T19">INT32</text:span><text:span text:style-name="T9"> wait_time );</text:span></text:p>
      <text:p text:style-name="P3"><text:span text:style-name="T9">改为：</text:span><text:span text:style-name="T19">INT32</text:span><text:span text:style-name="T9"> </text:span><text:span text:style-name="T10">im_iip_define_util_csc_main</text:span><text:span text:style-name="T9">( </text:span><text:span text:style-name="T19">T_IM_IIP_UTIL_PARAM_CSC</text:span><text:span text:style-name="T9">* </text:span><text:span text:style-name="T1">const</text:span><text:span text:style-name="T9"> csc_param, </text:span><text:span text:style-name="T1">const</text:span><text:span text:style-name="T9"> </text:span><text:span text:style-name="T19">T_IM_IIP_UTIL_CSC</text:span><text:span text:style-name="T9">* </text:span><text:span text:style-name="T1">const</text:span><text:span text:style-name="T9"> cfg, </text:span><text:span text:style-name="T1">const</text:span><text:span text:style-name="T9"> </text:span><text:span text:style-name="T19">INT32</text:span><text:span text:style-name="T9"> wait_time );</text:span></text:p>
      <text:p text:style-name="P7"/>
      <text:p text:style-name="P1"><text:span text:style-name="T19">INT32</text:span><text:span text:style-name="T9"> </text:span><text:span text:style-name="T10">im_iip_util_lut_main</text:span><text:span text:style-name="T9">( </text:span><text:span text:style-name="T19">T_IM_IIP_UTIL_PARAM_LUT</text:span><text:span text:style-name="T9">* </text:span><text:span text:style-name="T1">const</text:span><text:span text:style-name="T9"> lut_param, </text:span><text:span text:style-name="T1">const</text:span><text:span text:style-name="T9"> </text:span><text:span text:style-name="T19">T_IM_IIP_UTIL_LUT</text:span><text:span text:style-name="T9">* </text:span><text:span text:style-name="T1">const</text:span><text:span text:style-name="T9"> cfg );</text:span></text:p>
      <text:p text:style-name="P3"><text:span text:style-name="T11">改为：</text:span><text:span text:style-name="T21">INT32</text:span><text:span text:style-name="T9"> </text:span><text:span text:style-name="T10">im_iip_new_util_lut_main</text:span><text:span text:style-name="T9">( </text:span><text:span text:style-name="T19">T_IM_IIP_UTIL_PARAM_LUT</text:span><text:span text:style-name="T9">* </text:span><text:span text:style-name="T1">const</text:span><text:span text:style-name="T9"> lut_param, </text:span><text:span text:style-name="T1">const</text:span><text:span text:style-name="T9"> </text:span><text:span text:style-name="T19">T_IM_IIP_UTIL_LUT</text:span><text:span text:style-name="T9">* </text:span><text:span text:style-name="T1">const</text:span><text:span text:style-name="T9"> cfg );</text:span></text:p>
      <text:p text:style-name="P7"/>
      <text:p text:style-name="P1"><text:span text:style-name="T19">INT32</text:span><text:span text:style-name="T9"> </text:span><text:span text:style-name="T10">im_iip_util_alpha_main</text:span><text:span text:style-name="T9">( </text:span><text:span text:style-name="T19">T_IM_IIP_UTIL_PARAM_ALPHA</text:span><text:span text:style-name="T9">* </text:span><text:span text:style-name="T1">const</text:span><text:span text:style-name="T9"> alp_param, </text:span><text:span text:style-name="T1">const</text:span><text:span text:style-name="T9"> </text:span><text:span text:style-name="T19">T_IM_IIP_UTIL_ALPHABLEND</text:span><text:span text:style-name="T9">* </text:span><text:span text:style-name="T1">const</text:span><text:span text:style-name="T9"> cfg );</text:span></text:p>
      <text:p text:style-name="P3"><text:span text:style-name="T9">改为：</text:span><text:span text:style-name="T19">INT32</text:span><text:span text:style-name="T9"> </text:span><text:span text:style-name="T10">im_iip_new_util_alpha_main</text:span><text:span text:style-name="T9">( </text:span><text:span text:style-name="T19">T_IM_IIP_UTIL_PARAM_ALPHA</text:span><text:span text:style-name="T9">* </text:span><text:span text:style-name="T1">const</text:span><text:span text:style-name="T9"> alp_param, </text:span><text:span text:style-name="T1">const</text:span><text:span text:style-name="T9"> </text:span><text:span text:style-name="T19">T_IM_IIP_UTIL_ALPHABLEND</text:span><text:span text:style-name="T9">* </text:span><text:span text:style-name="T1">const</text:span><text:span text:style-name="T9"> cfg );</text:span></text:p>
      <text:p text:style-name="P7"/>
      <text:p text:style-name="P1"><text:span text:style-name="T9">VOID </text:span><text:span text:style-name="T10">im_iip_get_unit_param_size</text:span><text:span text:style-name="T9">( </text:span><text:span text:style-name="T19">UINT32</text:span><text:span text:style-name="T9">* </text:span><text:span text:style-name="T1">const</text:span><text:span text:style-name="T9"> size, </text:span><text:span text:style-name="T1">const</text:span><text:span text:style-name="T9"> </text:span><text:span text:style-name="T19">E_IM_IIP_UNIT_ID</text:span><text:span text:style-name="T9"> unit_id );</text:span></text:p>
      <text:p text:style-name="P3"><text:span text:style-name="T9">改为：VOID </text:span><text:span text:style-name="T10">im_iip_sub_get_unit_param_size</text:span><text:span text:style-name="T9">(</text:span><text:span text:style-name="T19">ImIipDefine</text:span><text:span text:style-name="T9">* self, </text:span><text:span text:style-name="T19">UINT32</text:span><text:span text:style-name="T9">* </text:span><text:span text:style-name="T1">const</text:span><text:span text:style-name="T9"> size, </text:span><text:span text:style-name="T1">const</text:span><text:span text:style-name="T9"> </text:span><text:span text:style-name="T19">E_IM_IIP_UNIT_ID</text:span><text:span text:style-name="T9"> unit_id );</text:span></text:p>
      <text:p text:style-name="P7"/>
      <text:p text:style-name="P1"><text:span text:style-name="T9">VOID </text:span><text:span text:style-name="T10">im_iip_On_Iipclk</text:span><text:span text:style-name="T9">( VOID );</text:span></text:p>
      <text:p text:style-name="P3"><text:span text:style-name="T9">改为：VOID </text:span><text:span text:style-name="T22">im_iip_counter_on_lipclk</text:span><text:span text:style-name="T9">( </text:span><text:span text:style-name="T19">ImIipDefine</text:span><text:span text:style-name="T9">* self );</text:span></text:p>
      <text:p text:style-name="P7"/>
      <text:p text:style-name="P1"><text:span text:style-name="T9">VOID </text:span><text:span text:style-name="T10">im_iip_On_Iclk</text:span><text:span text:style-name="T9">( VOID );</text:span></text:p>
      <text:p text:style-name="P3"><text:span text:style-name="T9">改为：VOID </text:span><text:span text:style-name="T10">im_iip_struct_on_lclk</text:span><text:span text:style-name="T9">( </text:span><text:span text:style-name="T19">ImIipDefine</text:span><text:span text:style-name="T9">* self );</text:span></text:p>
      <text:p text:style-name="P7"/>
      <text:p text:style-name="P1"><text:span text:style-name="T9">VOID </text:span><text:span text:style-name="T10">im_iip_get_regword</text:span><text:span text:style-name="T9">( </text:span><text:span text:style-name="T19">ULONG</text:span><text:span text:style-name="T9">* dst, </text:span><text:span text:style-name="T1">const</text:span><text:span text:style-name="T9"> </text:span><text:span text:style-name="T1">volatile</text:span><text:span text:style-name="T9"> </text:span><text:span text:style-name="T19">ULONG</text:span><text:span text:style-name="T9">* src, </text:span><text:span text:style-name="T1">const</text:span><text:span text:style-name="T9"> </text:span><text:span text:style-name="T19">UINT32</text:span><text:span text:style-name="T9"> bytes );</text:span></text:p>
      <text:p text:style-name="P3"><text:span text:style-name="T9">改为：VOID </text:span><text:span text:style-name="T10">im_iip_sub_get_regword</text:span><text:span text:style-name="T9">( <text:s/></text:span><text:span text:style-name="T19">ImIipDefine</text:span><text:span text:style-name="T9">* self,</text:span><text:span text:style-name="T19">ULONG</text:span><text:span text:style-name="T9">* dst, </text:span><text:span text:style-name="T1">const</text:span><text:span text:style-name="T9"> </text:span><text:span text:style-name="T1">volatile</text:span><text:span text:style-name="T9"> </text:span><text:span text:style-name="T19">ULONG</text:span><text:span text:style-name="T9">* src, </text:span><text:span text:style-name="T1">const</text:span><text:span text:style-name="T9"> </text:span><text:span text:style-name="T19">UINT32</text:span><text:span text:style-name="T9"> bytes );</text:span></text:p>
      <text:p text:style-name="P7"/>
      <text:p text:style-name="P1"><text:span text:style-name="T9">VOID </text:span><text:span text:style-name="T10">im_iip_Off_Iclk</text:span><text:span text:style-name="T9">( VOID );</text:span></text:p>
      <text:p text:style-name="P3"><text:span text:style-name="T9">改为：VOID </text:span><text:span text:style-name="T10">im_iip_struct_off_iclk</text:span><text:span text:style-name="T9">( <text:s/></text:span><text:span text:style-name="T19">ImIipDefine</text:span><text:span text:style-name="T9">* self );</text:span></text:p>
      <text:p text:style-name="P7"/>
      <text:p text:style-name="P1"><text:span text:style-name="T9">VOID </text:span><text:span text:style-name="T10">im_iip_Off_Iipclk</text:span><text:span text:style-name="T9">( VOID );</text:span></text:p>
      <text:p text:style-name="P3"><text:span text:style-name="T9">改为：VOID </text:span><text:span text:style-name="T10">im_iip_counter_off_lipclk</text:span><text:span text:style-name="T9">( <text:s/></text:span><text:span text:style-name="T21">ImIipDefine</text:span><text:span text:style-name="T9">* self <text:s/>);</text:span></text:p>
      <text:p text:style-name="P7"/>
      <text:p text:style-name="P1"><text:span text:style-name="T9">VOID </text:span><text:span text:style-name="T10">im_iip_clear_hwen_all</text:span><text:span text:style-name="T9">( VOID );</text:span></text:p>
      <text:p text:style-name="P3"><text:span text:style-name="T9">改为：VOID </text:span><text:span text:style-name="T10">im_iip_sub_clear_hwen_all</text:span><text:span text:style-name="T9">( </text:span><text:span text:style-name="T19">ImIipDefine</text:span><text:span text:style-name="T9">* self );</text:span></text:p>
      <text:p text:style-name="P7"><text:soft-page-break/></text:p>
      <text:p text:style-name="P1"><text:span text:style-name="T9">VOID </text:span><text:span text:style-name="T10">im_iip_set_acesen0_reg</text:span><text:span text:style-name="T9">( </text:span><text:span text:style-name="T1">volatile</text:span><text:span text:style-name="T9"> </text:span><text:span text:style-name="T19">T_IM_IIP_SWTRG_MNG</text:span><text:span text:style-name="T9">* </text:span><text:span text:style-name="T1">const</text:span><text:span text:style-name="T9"> swtrg_mng );</text:span></text:p>
      <text:p text:style-name="P1"><text:span text:style-name="T9">VOID </text:span><text:span text:style-name="T10">im_iip_counter_set_acesen0_reg</text:span><text:span text:style-name="T9">(</text:span><text:span text:style-name="T19">ImIipDefine</text:span><text:span text:style-name="T9">* self, </text:span><text:span text:style-name="T1">volatile</text:span><text:span text:style-name="T9"> </text:span><text:span text:style-name="T19">T_IM_IIP_SWTRG_MNG</text:span><text:span text:style-name="T9">* </text:span><text:span text:style-name="T1">const</text:span><text:span text:style-name="T9"> swtrg_mng );</text:span></text:p>
      <text:p text:style-name="P7"/>
      <text:p text:style-name="P1"><text:span text:style-name="T1">volatile</text:span><text:span text:style-name="T9"> </text:span><text:span text:style-name="T1">struct</text:span><text:span text:style-name="T9"> io_iip_uinftbl* </text:span><text:span text:style-name="T10">im_iip_get_unitinftbl_regaddr</text:span><text:span text:style-name="T9">( </text:span><text:span text:style-name="T1">const</text:span><text:span text:style-name="T9"> </text:span><text:span text:style-name="T19">E_IM_IIP_UNIT_ID</text:span><text:span text:style-name="T9"> unit_id );</text:span></text:p>
      <text:p text:style-name="P1"><text:span text:style-name="T1">volatile</text:span><text:span text:style-name="T9"> </text:span><text:span text:style-name="T1">struct</text:span><text:span text:style-name="T9"> io_iip_uinftbl* </text:span><text:span text:style-name="T10">im_iip_sun_get_unitinftbl_regaddr</text:span><text:span text:style-name="T9">( </text:span><text:span text:style-name="T1">const</text:span><text:span text:style-name="T9"> </text:span><text:span text:style-name="T19">E_IM_IIP_UNIT_ID</text:span><text:span text:style-name="T9"> unit_id );</text:span></text:p>
      <text:p text:style-name="P7"/>
      <text:p text:style-name="P1"><text:span text:style-name="T9">VOID </text:span><text:span text:style-name="T10">im_iip_set_UNITINFTBL_SL</text:span><text:span text:style-name="T9">( </text:span><text:span text:style-name="T1">const</text:span><text:span text:style-name="T9"> </text:span><text:span text:style-name="T19">T_IM_IIP_UNIT_CFG</text:span><text:span text:style-name="T9">* </text:span><text:span text:style-name="T1">const</text:span><text:span text:style-name="T9"> sl_cfg, </text:span><text:span text:style-name="T1">volatile</text:span><text:span text:style-name="T9"> </text:span><text:span text:style-name="T1">struct</text:span><text:span text:style-name="T9"> io_iip_uinftbl* </text:span><text:span text:style-name="T1">const</text:span><text:span text:style-name="T9"> pUNITINFTBL );</text:span></text:p>
      <text:p text:style-name="P1"><text:span text:style-name="T9">VOID </text:span><text:span text:style-name="T10">im_iip_static_set_unitinftbl_sl</text:span><text:span text:style-name="T9">( <text:s/></text:span><text:span text:style-name="T19">ImIipDefine</text:span><text:span text:style-name="T9">* self,</text:span><text:span text:style-name="T1">const</text:span><text:span text:style-name="T9"> </text:span><text:span text:style-name="T19">T_IM_IIP_UNIT_CFG</text:span><text:span text:style-name="T9">* </text:span><text:span text:style-name="T1">const</text:span><text:span text:style-name="T9"> sl_cfg, </text:span><text:span text:style-name="T1">volatile</text:span><text:span text:style-name="T9"> </text:span><text:span text:style-name="T1">struct</text:span><text:span text:style-name="T9"> io_iip_uinftbl* </text:span><text:span text:style-name="T1">const</text:span><text:span text:style-name="T9"> pUNITINFTBL );</text:span></text:p>
      <text:p text:style-name="P7"/>
      <text:p text:style-name="P1"><text:span text:style-name="T9">VOID </text:span><text:span text:style-name="T10">im_iip_set_UNITINFTBL</text:span><text:span text:style-name="T9">( </text:span><text:span text:style-name="T1">const</text:span><text:span text:style-name="T9"> </text:span><text:span text:style-name="T19">T_IM_IIP_UNIT_CFG</text:span><text:span text:style-name="T9">* </text:span><text:span text:style-name="T1">const</text:span><text:span text:style-name="T9"> cfg, </text:span><text:span text:style-name="T1">volatile</text:span><text:span text:style-name="T9"> </text:span><text:span text:style-name="T1">struct</text:span><text:span text:style-name="T9"> io_iip_uinftbl* </text:span><text:span text:style-name="T1">const</text:span><text:span text:style-name="T9"> pUNITINFTBL );</text:span></text:p>
      <text:p text:style-name="P1"><text:span text:style-name="T9">VOID </text:span><text:span text:style-name="T10">im_iip_couter_set_unitinftbl</text:span><text:span text:style-name="T9">( </text:span><text:span text:style-name="T21">ImIipDefine</text:span><text:span text:style-name="T9">* self,</text:span><text:span text:style-name="T1">const</text:span><text:span text:style-name="T9"> </text:span><text:span text:style-name="T19">T_IM_IIP_UNIT_CFG</text:span><text:span text:style-name="T9">* </text:span><text:span text:style-name="T1">const</text:span><text:span text:style-name="T9"> cfg, </text:span><text:span text:style-name="T1">volatile</text:span><text:span text:style-name="T9"> </text:span><text:span text:style-name="T1">struct</text:span><text:span text:style-name="T9"> io_iip_uinftbl* </text:span><text:span text:style-name="T1">const</text:span><text:span text:style-name="T9"> pUNITINFTBL );</text:span></text:p>
      <text:p text:style-name="P7"/>
      <text:p text:style-name="P1"><text:span text:style-name="T9">VOID </text:span><text:span text:style-name="T10">im_iip_fill_word</text:span><text:span text:style-name="T9">( </text:span><text:span text:style-name="T1">volatile</text:span><text:span text:style-name="T9"> </text:span><text:span text:style-name="T19">ULONG</text:span><text:span text:style-name="T9">* dst, </text:span><text:span text:style-name="T1">const</text:span><text:span text:style-name="T9"> </text:span><text:span text:style-name="T19">UINT32</text:span><text:span text:style-name="T9"> start_pos, </text:span><text:span text:style-name="T1">const</text:span><text:span text:style-name="T9"> </text:span><text:span text:style-name="T19">UINT32</text:span><text:span text:style-name="T9"> num, </text:span><text:span text:style-name="T1">const</text:span><text:span text:style-name="T9"> </text:span><text:span text:style-name="T19">ULONG</text:span><text:span text:style-name="T9"> fill_value );</text:span></text:p>
      <text:p text:style-name="P1"><text:span text:style-name="T9">VOID </text:span><text:span text:style-name="T10">im_iip_sub_fill_word</text:span><text:span text:style-name="T9">( <text:s/></text:span><text:span text:style-name="T19">ImIipDefine</text:span><text:span text:style-name="T9">* self,</text:span><text:span text:style-name="T1">volatile</text:span><text:span text:style-name="T9"> </text:span><text:span text:style-name="T19">ULONG</text:span><text:span text:style-name="T9">* dst, </text:span><text:span text:style-name="T1">const</text:span><text:span text:style-name="T9"> </text:span><text:span text:style-name="T19">UINT32</text:span><text:span text:style-name="T9"> start_pos, </text:span><text:span text:style-name="T1">const</text:span><text:span text:style-name="T9"> </text:span><text:span text:style-name="T19">UINT32</text:span><text:span text:style-name="T9"> num, </text:span><text:span text:style-name="T1">const</text:span><text:span text:style-name="T9"> </text:span><text:span text:style-name="T19">ULONG</text:span><text:span text:style-name="T9"> fill_value );</text:span></text:p>
      <text:p text:style-name="P7"/>
      <text:p text:style-name="P1"><text:span text:style-name="T9">VOID </text:span><text:span text:style-name="T10">im_iip_copy_short_to_word</text:span><text:span text:style-name="T9">( </text:span><text:span text:style-name="T1">volatile</text:span><text:span text:style-name="T9"> </text:span><text:span text:style-name="T19">ULONG</text:span><text:span text:style-name="T9">* dst, </text:span><text:span text:style-name="T1">const</text:span><text:span text:style-name="T9"> </text:span><text:span text:style-name="T19">USHORT</text:span><text:span text:style-name="T9">* src, </text:span><text:span text:style-name="T1">const</text:span><text:span text:style-name="T9"> </text:span><text:span text:style-name="T19">UINT32</text:span><text:span text:style-name="T9"> bytes );</text:span></text:p>
      <text:p text:style-name="P1"><text:span text:style-name="T9">VOID </text:span><text:span text:style-name="T10">im_iip_sub_copy_short_to_word</text:span><text:span text:style-name="T9">( </text:span><text:span text:style-name="T19">ImIipDefine</text:span><text:span text:style-name="T9">* self, </text:span><text:span text:style-name="T1">volatile</text:span><text:span text:style-name="T9"> </text:span><text:span text:style-name="T19">ULONG</text:span><text:span text:style-name="T9">* dst, </text:span><text:span text:style-name="T1">const</text:span><text:span text:style-name="T9"> </text:span><text:span text:style-name="T19">USHORT</text:span><text:span text:style-name="T9">* src, </text:span><text:span text:style-name="T1">const</text:span><text:span text:style-name="T9"> </text:span><text:span text:style-name="T19">UINT32</text:span><text:span text:style-name="T9"> bytes );</text:span></text:p>
      <text:p text:style-name="P7"/>
      <text:p text:style-name="P1"><text:span text:style-name="T9">VOID </text:span><text:span text:style-name="T10">im_iip_update_pixfmttbl</text:span><text:span text:style-name="T9">( </text:span><text:span text:style-name="T1">const</text:span><text:span text:style-name="T9"> </text:span><text:span text:style-name="T19">UINT32</text:span><text:span text:style-name="T9"> pixid );</text:span></text:p>
      <text:p text:style-name="P1"><text:span text:style-name="T9">VOID </text:span><text:span text:style-name="T10">im_iip_counter_update_pixfmttbl</text:span><text:span text:style-name="T9">( </text:span><text:span text:style-name="T19">ImIipDefine</text:span><text:span text:style-name="T9">* self,</text:span><text:span text:style-name="T1">const</text:span><text:span text:style-name="T9"> </text:span><text:span text:style-name="T19">UINT32</text:span><text:span text:style-name="T9"> pixid );</text:span></text:p>
      <text:p text:style-name="P7"/>
      <text:p text:style-name="P1"><text:span text:style-name="T9">VOID </text:span><text:span text:style-name="T10">im_iip_wait_pftflg</text:span><text:span text:style-name="T9">( VOID );</text:span></text:p>
      <text:p text:style-name="P1"><text:span text:style-name="T9">VOID </text:span><text:span text:style-name="T10">im_iip_counter_wait_pftflg</text:span><text:span text:style-name="T9">( <text:s/></text:span><text:span text:style-name="T19">ImIipDefine</text:span><text:span text:style-name="T9">* self );</text:span></text:p>
      <text:p text:style-name="P7"/>
      <text:p text:style-name="P1"><text:span text:style-name="T19">INT32</text:span><text:span text:style-name="T9"> </text:span><text:span text:style-name="T10">im_iip_hunt_unit_and_pix</text:span><text:span text:style-name="T9">( </text:span><text:span text:style-name="T1">const</text:span><text:span text:style-name="T9"> </text:span><text:span text:style-name="T19">U_IM_IIP_64BIT_MASK</text:span><text:span text:style-name="T9"> unitid_bitmask, </text:span><text:span text:style-name="T1">const</text:span><text:span text:style-name="T9"> </text:span><text:span text:style-name="T19">UINT32</text:span><text:span text:style-name="T9"> pixid_bitmask, </text:span><text:span text:style-name="T1">const</text:span><text:span text:style-name="T9"> </text:span><text:span text:style-name="T19">UINT32</text:span><text:span text:style-name="T9"> other_bitmask, </text:span><text:span text:style-name="T1">const</text:span><text:span text:style-name="T9"> </text:span><text:span text:style-name="T19">UINT32</text:span><text:span text:style-name="T9"> cache_bitmask );</text:span></text:p>
      <text:p text:style-name="P1"><text:span text:style-name="T19">INT32</text:span><text:span text:style-name="T9"> </text:span><text:span text:style-name="T10">im_iip_counter_hunt_unit_and_pix</text:span><text:span text:style-name="T9">( </text:span><text:span text:style-name="T1">const</text:span><text:span text:style-name="T9"> </text:span><text:span text:style-name="T19">U_IM_IIP_64BIT_MASK</text:span><text:span text:style-name="T9"> unitid_bitmask, </text:span><text:span text:style-name="T1">const</text:span><text:span text:style-name="T9"> </text:span><text:span text:style-name="T19">UINT32</text:span><text:span text:style-name="T9"> pixid_bitmask, </text:span><text:span text:style-name="T1">const</text:span><text:span text:style-name="T9"> </text:span><text:span text:style-name="T19">UINT32</text:span><text:span text:style-name="T9"> other_bitmask, </text:span><text:span text:style-name="T1">const</text:span><text:span text:style-name="T9"> </text:span><text:span text:style-name="T19">UINT32</text:span><text:span text:style-name="T9"> cache_bitmask );</text:span></text:p>
      <text:p text:style-name="P7"/>
      <text:p text:style-name="P1"><text:span text:style-name="T19">INT32</text:span><text:span text:style-name="T9"> </text:span><text:span text:style-name="T10">im_iip_twai_pol_sem</text:span><text:span text:style-name="T9">( </text:span><text:span text:style-name="T1">const</text:span><text:span text:style-name="T9"> </text:span><text:span text:style-name="T19">DDIM_USER_ID</text:span><text:span text:style-name="T9"> semid, </text:span><text:span text:style-name="T1">const</text:span><text:span text:style-name="T9"> </text:span><text:span text:style-name="T19">DDIM_USER_TMO</text:span><text:span text:style-name="T9"> tmout );</text:span></text:p>
      <text:p text:style-name="P1"><text:span text:style-name="T19">INT32</text:span><text:span text:style-name="T9"> </text:span><text:span text:style-name="T10">im_iip_counter_twai_pol_sem</text:span><text:span text:style-name="T9">( </text:span><text:span text:style-name="T1">const</text:span><text:span text:style-name="T9"> </text:span><text:span text:style-name="T19">DDIM_USER_ID</text:span><text:span text:style-name="T9"> semid, </text:span><text:span text:style-name="T1">const</text:span><text:span text:style-name="T9"> </text:span><text:span text:style-name="T19">DDIM_USER_TMO</text:span><text:span text:style-name="T9"> tmout );</text:span></text:p>
      <text:p text:style-name="P7"/>
      <text:p text:style-name="P1"><text:span text:style-name="T19">INT32</text:span><text:span text:style-name="T9"> </text:span><text:span text:style-name="T10">im_iip_calc_timeout</text:span><text:span text:style-name="T9">( </text:span><text:span text:style-name="T19">T_IM_IIP_TIMEOUT</text:span><text:span text:style-name="T9">* </text:span><text:span text:style-name="T1">const</text:span><text:span text:style-name="T9"> tmout );</text:span></text:p>
      <text:p text:style-name="P1"><text:span text:style-name="T19">INT32</text:span><text:span text:style-name="T9"> </text:span><text:span text:style-name="T10">im_iip_static_calc_timeout</text:span><text:span text:style-name="T9">( </text:span><text:span text:style-name="T19">T_IM_IIP_TIMEOUT</text:span><text:span text:style-name="T9">* </text:span><text:span text:style-name="T1">const</text:span><text:span text:style-name="T9"> tmout );</text:span></text:p>
      <text:p text:style-name="P7"/>
      <text:p text:style-name="P1"><text:span text:style-name="T9">VOID </text:span><text:span text:style-name="T10">im_iip_Off_izarac_caxrac</text:span><text:span text:style-name="T9">( VOID );</text:span></text:p>
      <text:p text:style-name="P1"><text:span text:style-name="T9">VOID </text:span><text:span text:style-name="T10">im_iip_counter_off_izarac_caxrac</text:span><text:span text:style-name="T9">( <text:s/></text:span><text:span text:style-name="T19">ImIipDefine</text:span><text:span text:style-name="T9">* self );</text:span></text:p>
      <text:p text:style-name="P7"/>
      <text:p text:style-name="P1"><text:span text:style-name="T19">INT32</text:span><text:span text:style-name="T9"> </text:span><text:span text:style-name="T10">im_iip_twai_pol_flg</text:span><text:span text:style-name="T9">( </text:span><text:span text:style-name="T1">const</text:span><text:span text:style-name="T9"> </text:span><text:span text:style-name="T19">DDIM_USER_ID</text:span><text:span text:style-name="T9"> flagid, </text:span><text:span text:style-name="T1">const</text:span><text:span text:style-name="T9"> </text:span><text:span text:style-name="T19">DDIM_USER_FLGPTN</text:span><text:span text:style-name="T9"> waiptn, </text:span><text:span text:style-name="T1">const</text:span><text:span text:style-name="T9"> </text:span><text:span text:style-name="T19">DDIM_USER_MODE</text:span><text:span text:style-name="T9"> wfmode, </text:span><text:span text:style-name="T19">DDIM_USER_FLGPTN</text:span><text:span text:style-name="T9">* </text:span><text:span text:style-name="T1">const</text:span><text:span text:style-name="T9"> p_flgptn, </text:span><text:span text:style-name="T1">const</text:span><text:span text:style-name="T9"> </text:span><text:span text:style-name="T19">DDIM_USER_TMO</text:span><text:span text:style-name="T9"> tmout );</text:span></text:p>
      <text:p text:style-name="P1"><text:span text:style-name="T19">INT32</text:span><text:span text:style-name="T9"> </text:span><text:span text:style-name="T10">im_iip_static_twai_pol_flg</text:span><text:span text:style-name="T9">( </text:span><text:span text:style-name="T1">const</text:span><text:span text:style-name="T9"> </text:span><text:span text:style-name="T19">DDIM_USER_ID</text:span><text:span text:style-name="T9"> flagid, </text:span><text:span text:style-name="T1">const</text:span><text:span text:style-name="T9"> </text:span><text:span text:style-name="T19">DDIM_USER_FLGPTN</text:span><text:span text:style-name="T9"> waiptn, </text:span><text:span text:style-name="T1">const</text:span><text:span text:style-name="T9"> </text:span><text:span text:style-name="T19">DDIM_USER_MODE</text:span><text:span text:style-name="T9"> wfmode, </text:span><text:span text:style-name="T19">DDIM_USER_FLGPTN</text:span><text:span text:style-name="T9">* </text:span><text:span text:style-name="T1">const</text:span><text:span text:style-name="T9"> p_flgptn, </text:span><text:span text:style-name="T1">const</text:span><text:span text:style-name="T9"> </text:span><text:span text:style-name="T19">DDIM_USER_TMO</text:span><text:span text:style-name="T9"> tmout );</text:span></text:p>
      <text:p text:style-name="P7"/>
      <text:p text:style-name="P1"><text:span text:style-name="T9">VOID </text:span><text:span text:style-name="T10">im_iip_On_izarac_caxrac</text:span><text:span text:style-name="T9">( VOID );</text:span></text:p>
      <text:p text:style-name="P4"><text:span text:style-name="T8">VOID </text:span><text:span text:style-name="T12">im_iip_counter_on_izarac_caxrac</text:span><text:span text:style-name="T8">( </text:span><text:span text:style-name="T18">ImIipDefine</text:span><text:span text:style-name="T8">* self );</text:span></text:p>
      <text:p text:style-name="P4"/>
      <text:p text:style-name="P1"><text:soft-page-break/><text:span text:style-name="T9">VOID </text:span><text:span text:style-name="T10">im_iip_set_pixfmttbl_param</text:span><text:span text:style-name="T9">( </text:span><text:span text:style-name="T19">T_IM_IIP_PIXFMTTBL</text:span><text:span text:style-name="T9">* </text:span><text:span text:style-name="T1">const</text:span><text:span text:style-name="T9"> pixfmttbl,</text:span></text:p>
      <text:p text:style-name="P1"><text:span text:style-name="T9"><text:tab/><text:tab/><text:tab/><text:tab/><text:tab/><text:tab/><text:tab/><text:tab/><text:tab/> <text:s text:c="3"/></text:span><text:span text:style-name="T1">const</text:span><text:span text:style-name="T9"> </text:span><text:span text:style-name="T19">T_IM_IIP_UTIL_IMG_GBL</text:span><text:span text:style-name="T9">* </text:span><text:span text:style-name="T1">const</text:span><text:span text:style-name="T9"> gbl,</text:span></text:p>
      <text:p text:style-name="P1"><text:span text:style-name="T9"><text:tab/><text:tab/><text:tab/><text:tab/><text:tab/><text:tab/><text:tab/><text:tab/><text:tab/> <text:s text:c="3"/></text:span><text:span text:style-name="T1">const</text:span><text:span text:style-name="T9"> </text:span><text:span text:style-name="T19">UINT32</text:span><text:span text:style-name="T9"> pix_depth,</text:span></text:p>
      <text:p text:style-name="P1"><text:span text:style-name="T9"><text:tab/><text:tab/><text:tab/><text:tab/><text:tab/><text:tab/><text:tab/><text:tab/><text:tab/> <text:s text:c="3"/></text:span><text:span text:style-name="T1">const</text:span><text:span text:style-name="T9"> </text:span><text:span text:style-name="T19">T_IM_IIP_UTIL_ALPHA_INFO</text:span><text:span text:style-name="T9">* </text:span><text:span text:style-name="T1">const</text:span><text:span text:style-name="T9"> alpha );</text:span></text:p>
      <text:p text:style-name="P7"/>
      <text:p text:style-name="P6"><text:span text:style-name="T7">改为：</text:span><text:span text:style-name="T8">VOID </text:span><text:span text:style-name="T12">im_iip_sub_set_pixfmttbl_param</text:span><text:span text:style-name="T8">( </text:span><text:span text:style-name="T18">ImIipDefine</text:span><text:span text:style-name="T8">* self,</text:span><text:span text:style-name="T18">T_IM_IIP_PIXFMTTBL</text:span><text:span text:style-name="T8">* </text:span><text:span text:style-name="T2">const</text:span><text:span text:style-name="T8"> pixfmttbl,</text:span></text:p>
      <text:p text:style-name="P1"><text:span text:style-name="T9"><text:tab/><text:tab/><text:tab/><text:tab/><text:tab/><text:tab/><text:tab/><text:tab/><text:tab/> <text:s text:c="3"/></text:span><text:span text:style-name="T1">const</text:span><text:span text:style-name="T9"> </text:span><text:span text:style-name="T19">T_IM_IIP_UTIL_IMG_GBL</text:span><text:span text:style-name="T9">* </text:span><text:span text:style-name="T1">const</text:span><text:span text:style-name="T9"> gbl,</text:span></text:p>
      <text:p text:style-name="P1"><text:span text:style-name="T9"><text:tab/><text:tab/><text:tab/><text:tab/><text:tab/><text:tab/><text:tab/><text:tab/><text:tab/> <text:s text:c="3"/></text:span><text:span text:style-name="T1">const</text:span><text:span text:style-name="T9"> </text:span><text:span text:style-name="T19">UINT32</text:span><text:span text:style-name="T9"> pix_depth,</text:span></text:p>
      <text:p text:style-name="P1"><text:span text:style-name="T9"><text:tab/><text:tab/><text:tab/><text:tab/><text:tab/><text:tab/><text:tab/><text:tab/><text:tab/> <text:s text:c="3"/></text:span><text:span text:style-name="T1">const</text:span><text:span text:style-name="T9"> </text:span><text:span text:style-name="T19">T_IM_IIP_UTIL_ALPHA_INFO</text:span><text:span text:style-name="T9">* </text:span><text:span text:style-name="T1">const</text:span><text:span text:style-name="T9"> alpha );</text:span></text:p>
      <text:p text:style-name="P4"/>
      <text:p text:style-name="P4"/>
      <text:p text:style-name="P1"><text:span text:style-name="T19">ULONG</text:span><text:span text:style-name="T9"> </text:span><text:span text:style-name="T10">im_iip_util_conv_pixid</text:span><text:span text:style-name="T9">( </text:span><text:span text:style-name="T1">const</text:span><text:span text:style-name="T9"> </text:span><text:span text:style-name="T19">E_IM_IIP_PIXID</text:span><text:span text:style-name="T9"> pixid );</text:span></text:p>
      <text:p text:style-name="P3"><text:span text:style-name="T9">改为：</text:span><text:span text:style-name="T19">ULONG</text:span><text:span text:style-name="T9"> </text:span><text:span text:style-name="T10">im_iip_sub_util_conv_pixid</text:span><text:span text:style-name="T9">( </text:span><text:span text:style-name="T1">const</text:span><text:span text:style-name="T9"> </text:span><text:span text:style-name="T19">E_IM_IIP_PIXID</text:span><text:span text:style-name="T9"> pixid );</text:span></text:p>
      <text:p text:style-name="P7"/>
      <text:p text:style-name="P1"><text:span text:style-name="T9">VOID </text:span><text:span text:style-name="T10">im_iip_set_phvsz_1d_sl</text:span><text:span text:style-name="T9">( </text:span><text:span text:style-name="T19">T_IM_IIP_UTIL_PHVSZ</text:span><text:span text:style-name="T9">* </text:span><text:span text:style-name="T1">const</text:span><text:span text:style-name="T9"> phvsz,</text:span></text:p>
      <text:p text:style-name="P1"><text:span text:style-name="T9"><text:tab/><text:tab/><text:tab/><text:tab/><text:tab/><text:tab/><text:tab/><text:tab/> <text:s text:c="3"/></text:span><text:span text:style-name="T1">const</text:span><text:span text:style-name="T9"> </text:span><text:span text:style-name="T19">T_IM_IIP_UTIL_IMG_INT</text:span><text:span text:style-name="T9">* </text:span><text:span text:style-name="T1">const</text:span><text:span text:style-name="T9"> dst );</text:span></text:p>
      <text:p text:style-name="P6"><text:span text:style-name="T7">改为：</text:span><text:span text:style-name="T8">VOID </text:span><text:span text:style-name="T12">im_iip_sub_set_phvsz_1d_sl</text:span><text:span text:style-name="T8">( </text:span><text:span text:style-name="T18">ImIipDefine</text:span><text:span text:style-name="T8">* self,</text:span><text:span text:style-name="T18">T_IM_IIP_UTIL_PHVSZ</text:span><text:span text:style-name="T8">* </text:span><text:span text:style-name="T2">const</text:span><text:span text:style-name="T8"> phvsz,</text:span></text:p>
      <text:p text:style-name="P3"><text:span text:style-name="T9"><text:tab/><text:tab/><text:tab/><text:tab/><text:tab/><text:tab/><text:tab/><text:tab/> <text:s text:c="3"/></text:span><text:span text:style-name="T1">const</text:span><text:span text:style-name="T9"> </text:span><text:span text:style-name="T19">T_IM_IIP_UTIL_IMG_INT</text:span><text:span text:style-name="T9">* </text:span><text:span text:style-name="T1">const</text:span><text:span text:style-name="T9"> dst );</text:span></text:p>
      <text:p text:style-name="P13"/>
      <text:p text:style-name="P1"><text:span text:style-name="T9">VOID </text:span><text:span text:style-name="T10">im_iip_set_unitinftbl_param</text:span><text:span text:style-name="T9">( </text:span><text:span text:style-name="T19">T_IM_IIP_UNIT_CFG</text:span><text:span text:style-name="T9">* </text:span><text:span text:style-name="T1">const</text:span><text:span text:style-name="T9"> unitinftbl_param, </text:span><text:span text:style-name="T1">const</text:span><text:span text:style-name="T9"> </text:span><text:span text:style-name="T19">E_IM_IIP_UNIT_ID</text:span><text:span text:style-name="T9"> id, </text:span><text:span text:style-name="T1">const</text:span><text:span text:style-name="T9"> VOID* </text:span><text:span text:style-name="T1">const</text:span><text:span text:style-name="T9"> addr, </text:span><text:span text:style-name="T1">const</text:span><text:span text:style-name="T9"> </text:span><text:span text:style-name="T19">ULLONG</text:span><text:span text:style-name="T9"> unitid_bitmask );</text:span></text:p>
      <text:p text:style-name="P7"/>
      <text:p text:style-name="P3"><text:span text:style-name="T9">改为：VOID </text:span><text:span text:style-name="T10">im_iip_sub_set_unitinftbl_param</text:span><text:span text:style-name="T9">( </text:span><text:span text:style-name="T19">ImIipDefine</text:span><text:span text:style-name="T9">* self,</text:span><text:span text:style-name="T19">T_IM_IIP_UNIT_CFG</text:span><text:span text:style-name="T9">* </text:span><text:span text:style-name="T1">const</text:span><text:span text:style-name="T9"> unitinftbl_param, </text:span><text:span text:style-name="T1">const</text:span><text:span text:style-name="T9"> </text:span><text:span text:style-name="T19">E_IM_IIP_UNIT_ID</text:span><text:span text:style-name="T9"> id, </text:span><text:span text:style-name="T1">const</text:span><text:span text:style-name="T9"> VOID* </text:span><text:span text:style-name="T1">const</text:span><text:span text:style-name="T9"> addr, </text:span><text:span text:style-name="T1">const</text:span><text:span text:style-name="T9"> </text:span><text:span text:style-name="T19">ULLONG</text:span><text:span text:style-name="T9"> unitid_bitmask );</text:span></text:p>
      <text:p text:style-name="P4"/>
      <text:p text:style-name="P1"><text:span text:style-name="T19">ULONG</text:span><text:span text:style-name="T9"> </text:span><text:span text:style-name="T10">im_iip_util_conv_portid</text:span><text:span text:style-name="T9">( </text:span><text:span text:style-name="T1">const</text:span><text:span text:style-name="T9"> </text:span><text:span text:style-name="T19">E_IM_IIP_UNIT_ID</text:span><text:span text:style-name="T9"> unitid );</text:span></text:p>
      <text:p text:style-name="P3"><text:span text:style-name="T9">改为：</text:span><text:span text:style-name="T19">ULONG</text:span><text:span text:style-name="T9"> </text:span><text:span text:style-name="T10">im_iip_sub_util_conv_portid</text:span><text:span text:style-name="T9">( </text:span><text:span text:style-name="T1">const</text:span><text:span text:style-name="T9"> </text:span><text:span text:style-name="T19">E_IM_IIP_UNIT_ID</text:span><text:span text:style-name="T9"> unitid );</text:span></text:p>
      <text:p text:style-name="P7"/>
      <text:p text:style-name="P1"><text:span text:style-name="T9">VOID </text:span><text:span text:style-name="T10">im_iip_set_sl_unit_param</text:span><text:span text:style-name="T9">( </text:span><text:span text:style-name="T19">T_IM_IIP_PARAM_STS</text:span><text:span text:style-name="T9">* </text:span><text:span text:style-name="T1">const</text:span><text:span text:style-name="T9"> sl,</text:span></text:p>
      <text:p text:style-name="P1"><text:span text:style-name="T9"><text:tab/><text:tab/><text:tab/><text:tab/><text:tab/><text:tab/><text:tab/><text:tab/><text:tab/> <text:s/></text:span><text:span text:style-name="T1">const</text:span><text:span text:style-name="T9"> </text:span><text:span text:style-name="T19">T_IM_IIP_UTIL_PHVSZ</text:span><text:span text:style-name="T9">* </text:span><text:span text:style-name="T1">const</text:span><text:span text:style-name="T9"> phvsz,</text:span></text:p>
      <text:p text:style-name="P1"><text:span text:style-name="T9"><text:tab/><text:tab/><text:tab/><text:tab/><text:tab/><text:tab/><text:tab/><text:tab/><text:tab/> <text:s/></text:span><text:span text:style-name="T1">const</text:span><text:span text:style-name="T9"> </text:span><text:span text:style-name="T19">T_IM_IIP_UTIL_RECT_INT</text:span><text:span text:style-name="T9">* </text:span><text:span text:style-name="T1">const</text:span><text:span text:style-name="T9"> dst_rect,</text:span></text:p>
      <text:p text:style-name="P1"><text:span text:style-name="T9"><text:tab/><text:tab/><text:tab/><text:tab/><text:tab/><text:tab/><text:tab/><text:tab/><text:tab/> <text:s/></text:span><text:span text:style-name="T1">const</text:span><text:span text:style-name="T9"> </text:span><text:span text:style-name="T19">T_IM_IIP_UTIL_IMG_GBL</text:span><text:span text:style-name="T9">* </text:span><text:span text:style-name="T1">const</text:span><text:span text:style-name="T9"> dst_gbl,</text:span></text:p>
      <text:p text:style-name="P1"><text:span text:style-name="T9"><text:tab/><text:tab/><text:tab/><text:tab/><text:tab/><text:tab/><text:tab/><text:tab/><text:tab/> <text:s/></text:span><text:span text:style-name="T1">const</text:span><text:span text:style-name="T9"> </text:span><text:span text:style-name="T19">UINT32</text:span><text:span text:style-name="T9"> pix_depth );</text:span></text:p>
      <text:p text:style-name="P1"/>
      <text:p text:style-name="P3"><text:span text:style-name="T9">改为：VOID </text:span><text:span text:style-name="T10">im_iip_define_set_sl_unit_param</text:span><text:span text:style-name="T9">( </text:span><text:span text:style-name="T19">ImIipDefine</text:span><text:span text:style-name="T9">* self,</text:span><text:span text:style-name="T19">T_IM_IIP_PARAM_STS</text:span><text:span text:style-name="T9">* </text:span><text:span text:style-name="T1">const</text:span><text:span text:style-name="T9"> sl,</text:span></text:p>
      <text:p text:style-name="P1"><text:span text:style-name="T9"><text:tab/><text:tab/><text:tab/><text:tab/><text:tab/><text:tab/><text:tab/><text:tab/><text:tab/> <text:s/></text:span><text:span text:style-name="T1">const</text:span><text:span text:style-name="T9"> </text:span><text:span text:style-name="T19">T_IM_IIP_UTIL_PHVSZ</text:span><text:span text:style-name="T9">* </text:span><text:span text:style-name="T1">const</text:span><text:span text:style-name="T9"> phvsz,</text:span></text:p>
      <text:p text:style-name="P1"><text:span text:style-name="T9"><text:tab/><text:tab/><text:tab/><text:tab/><text:tab/><text:tab/><text:tab/><text:tab/><text:tab/> <text:s/></text:span><text:span text:style-name="T1">const</text:span><text:span text:style-name="T9"> </text:span><text:span text:style-name="T19">T_IM_IIP_UTIL_RECT_INT</text:span><text:span text:style-name="T9">* </text:span><text:span text:style-name="T1">const</text:span><text:span text:style-name="T9"> dst_rect,</text:span></text:p>
      <text:p text:style-name="P1"><text:span text:style-name="T9"><text:tab/><text:tab/><text:tab/><text:tab/><text:tab/><text:tab/><text:tab/><text:tab/><text:tab/> <text:s/></text:span><text:span text:style-name="T1">const</text:span><text:span text:style-name="T9"> </text:span><text:span text:style-name="T19">T_IM_IIP_UTIL_IMG_GBL</text:span><text:span text:style-name="T9">* </text:span><text:span text:style-name="T1">const</text:span><text:span text:style-name="T9"> dst_gbl,</text:span></text:p>
      <text:p text:style-name="P1"><text:span text:style-name="T9"><text:tab/><text:tab/><text:tab/><text:tab/><text:tab/><text:tab/><text:tab/><text:tab/><text:tab/> <text:s/></text:span><text:span text:style-name="T1">const</text:span><text:span text:style-name="T9"> </text:span><text:span text:style-name="T19">UINT32</text:span><text:span text:style-name="T9"> pix_depth );</text:span></text:p>
      <text:p text:style-name="P7"/>
      <text:p text:style-name="P1"><text:span text:style-name="T9">VOID </text:span><text:span text:style-name="T10">im_iip_set_1d_unit_param</text:span><text:span text:style-name="T9">( </text:span><text:span text:style-name="T19">T_IM_IIP_PARAM_1DL</text:span><text:span text:style-name="T9">* </text:span><text:span text:style-name="T1">const</text:span><text:span text:style-name="T9"> p1D,</text:span></text:p>
      <text:p text:style-name="P1"><text:span text:style-name="T9"><text:tab/><text:tab/><text:tab/><text:tab/><text:tab/><text:tab/><text:tab/><text:tab/><text:tab/> <text:s/></text:span><text:span text:style-name="T1">const</text:span><text:span text:style-name="T9"> </text:span><text:span text:style-name="T19">T_IM_IIP_UTIL_PHVSZ</text:span><text:span text:style-name="T9">* </text:span><text:span text:style-name="T1">const</text:span><text:span text:style-name="T9"> phvsz,</text:span></text:p>
      <text:p text:style-name="P1"><text:soft-page-break/><text:span text:style-name="T9"><text:tab/><text:tab/><text:tab/><text:tab/><text:tab/><text:tab/><text:tab/><text:tab/><text:tab/> <text:s/></text:span><text:span text:style-name="T1">const</text:span><text:span text:style-name="T9"> </text:span><text:span text:style-name="T19">T_IM_IIP_UTIL_IMG_INT</text:span><text:span text:style-name="T9">* </text:span><text:span text:style-name="T1">const</text:span><text:span text:style-name="T9"> src,</text:span></text:p>
      <text:p text:style-name="P1"><text:span text:style-name="T9"><text:tab/><text:tab/><text:tab/><text:tab/><text:tab/><text:tab/><text:tab/><text:tab/><text:tab/> <text:s/></text:span><text:span text:style-name="T1">const</text:span><text:span text:style-name="T9"> </text:span><text:span text:style-name="T19">UINT32</text:span><text:span text:style-name="T9"> pix_depth,</text:span></text:p>
      <text:p text:style-name="P1"><text:span text:style-name="T9"><text:tab/><text:tab/><text:tab/><text:tab/><text:tab/><text:tab/><text:tab/><text:tab/><text:tab/> <text:s/></text:span><text:span text:style-name="T1">const</text:span><text:span text:style-name="T9"> </text:span><text:span text:style-name="T19">E_IM_IIP_PARAM_CSEL</text:span><text:span text:style-name="T9"> cache_select );</text:span></text:p>
      <text:p text:style-name="P4"/>
      <text:p text:style-name="P6"><text:span text:style-name="T7">改为：</text:span><text:span text:style-name="T8">VOID </text:span><text:span text:style-name="T12">im_iip_define_set_1d_unit_param</text:span><text:span text:style-name="T8">( <text:s/></text:span><text:span text:style-name="T18">ImIipDefine</text:span><text:span text:style-name="T8">* self,</text:span><text:span text:style-name="T18">T_IM_IIP_PARAM_1DL</text:span><text:span text:style-name="T8">* </text:span><text:span text:style-name="T2">const</text:span><text:span text:style-name="T8"> p1D,</text:span></text:p>
      <text:p text:style-name="P1"><text:span text:style-name="T9"><text:tab/><text:tab/><text:tab/><text:tab/><text:tab/><text:tab/><text:tab/><text:tab/><text:tab/> <text:s/></text:span><text:span text:style-name="T1">const</text:span><text:span text:style-name="T9"> </text:span><text:span text:style-name="T19">T_IM_IIP_UTIL_PHVSZ</text:span><text:span text:style-name="T9">* </text:span><text:span text:style-name="T1">const</text:span><text:span text:style-name="T9"> phvsz,</text:span></text:p>
      <text:p text:style-name="P1"><text:span text:style-name="T9"><text:tab/><text:tab/><text:tab/><text:tab/><text:tab/><text:tab/><text:tab/><text:tab/><text:tab/> <text:s/></text:span><text:span text:style-name="T1">const</text:span><text:span text:style-name="T9"> </text:span><text:span text:style-name="T19">T_IM_IIP_UTIL_IMG_INT</text:span><text:span text:style-name="T9">* </text:span><text:span text:style-name="T1">const</text:span><text:span text:style-name="T9"> src,</text:span></text:p>
      <text:p text:style-name="P1"><text:span text:style-name="T9"><text:tab/><text:tab/><text:tab/><text:tab/><text:tab/><text:tab/><text:tab/><text:tab/><text:tab/> <text:s/></text:span><text:span text:style-name="T1">const</text:span><text:span text:style-name="T9"> </text:span><text:span text:style-name="T19">UINT32</text:span><text:span text:style-name="T9"> pix_depth,</text:span></text:p>
      <text:p text:style-name="P1"><text:span text:style-name="T9"><text:tab/><text:tab/><text:tab/><text:tab/><text:tab/><text:tab/><text:tab/><text:tab/><text:tab/> <text:s/></text:span><text:span text:style-name="T1">const</text:span><text:span text:style-name="T9"> </text:span><text:span text:style-name="T19">E_IM_IIP_PARAM_CSEL</text:span><text:span text:style-name="T9"> cache_select );</text:span></text:p>
      <text:p text:style-name="P4"/>
      <text:p text:style-name="P1"><text:span text:style-name="T19">INT32</text:span><text:span text:style-name="T9"> </text:span><text:span text:style-name="T10">im_iip_util_exec_rotate</text:span><text:span text:style-name="T9">( </text:span><text:span text:style-name="T19">T_IM_IIP_UTIL_PARAM_RESIZE_ROTATE</text:span><text:span text:style-name="T9">* </text:span><text:span text:style-name="T1">const</text:span><text:span text:style-name="T9"> rr_param, </text:span><text:span text:style-name="T1">const</text:span><text:span text:style-name="T9"> </text:span><text:span text:style-name="T19">T_IM_IIP_UTIL_RR</text:span><text:span text:style-name="T9">* </text:span><text:span text:style-name="T1">const</text:span><text:span text:style-name="T9"> cfg );</text:span></text:p>
      <text:p text:style-name="P3"><text:span text:style-name="T9">改为：</text:span><text:span text:style-name="T19">INT32</text:span><text:span text:style-name="T9"> </text:span><text:span text:style-name="T10">im_iip_new_util_exec_rotate</text:span><text:span text:style-name="T9">( </text:span><text:span text:style-name="T19">T_IM_IIP_UTIL_PARAM_RESIZE_ROTATE</text:span><text:span text:style-name="T9">* </text:span><text:span text:style-name="T1">const</text:span><text:span text:style-name="T9"> rr_param, </text:span><text:span text:style-name="T1">const</text:span><text:span text:style-name="T9"> </text:span><text:span text:style-name="T19">T_IM_IIP_UTIL_RR</text:span><text:span text:style-name="T9">* </text:span><text:span text:style-name="T1">const</text:span><text:span text:style-name="T9"> cfg );</text:span></text:p>
      <text:p text:style-name="P7"/>
      <text:p text:style-name="P1"><text:span text:style-name="T19">INT32</text:span><text:span text:style-name="T9"> </text:span><text:span text:style-name="T10">im_iip_util_exec_csc</text:span><text:span text:style-name="T9">( </text:span><text:span text:style-name="T19">T_IM_IIP_UTIL_PARAM_CSC</text:span><text:span text:style-name="T9">* </text:span><text:span text:style-name="T1">const</text:span><text:span text:style-name="T9"> csc_param, </text:span><text:span text:style-name="T1">const</text:span><text:span text:style-name="T9"> </text:span><text:span text:style-name="T19">T_IM_IIP_UTIL_CSC</text:span><text:span text:style-name="T9">* </text:span><text:span text:style-name="T1">const</text:span><text:span text:style-name="T9"> cfg );</text:span></text:p>
      <text:p text:style-name="P6"><text:span text:style-name="T7">改为：</text:span><text:span text:style-name="T18">INT32</text:span><text:span text:style-name="T8"> </text:span><text:span text:style-name="T23">im_iip_new_util_exec_csc</text:span><text:span text:style-name="T8">( </text:span><text:span text:style-name="T18">T_IM_IIP_UTIL_PARAM_CSC</text:span><text:span text:style-name="T8">* </text:span><text:span text:style-name="T2">const</text:span><text:span text:style-name="T8"> csc_param, </text:span><text:span text:style-name="T2">const</text:span><text:span text:style-name="T8"> </text:span><text:span text:style-name="T18">T_IM_IIP_UTIL_CSC</text:span><text:span text:style-name="T8">* </text:span><text:span text:style-name="T2">const</text:span><text:span text:style-name="T8"> cfg );</text:span></text:p>
      <text:p text:style-name="P4"/>
      <text:p text:style-name="P1"><text:span text:style-name="T9">VOID </text:span><text:span text:style-name="T10">im_iip_util_set_lut_unit_param</text:span><text:span text:style-name="T9">( </text:span><text:span text:style-name="T19">T_IM_IIP_PARAM_LUT</text:span><text:span text:style-name="T9">* </text:span><text:span text:style-name="T1">const</text:span><text:span text:style-name="T9"> lut,</text:span></text:p>
      <text:p text:style-name="P1"><text:span text:style-name="T9"><text:tab/><text:tab/><text:tab/><text:tab/><text:tab/><text:tab/><text:tab/><text:tab/><text:tab/> <text:s text:c="2"/></text:span><text:span text:style-name="T1">const</text:span><text:span text:style-name="T9"> </text:span><text:span text:style-name="T19">T_IM_IIP_UTIL_LUT</text:span><text:span text:style-name="T9">* </text:span><text:span text:style-name="T1">const</text:span><text:span text:style-name="T9"> cfg );</text:span></text:p>
      <text:p text:style-name="P6"><text:span text:style-name="T7">改为：</text:span><text:span text:style-name="T8">VOID </text:span><text:span text:style-name="T12">im_iip_new_util_set_lut_unit_param</text:span><text:span text:style-name="T8">( </text:span><text:span text:style-name="T18">ImIipDefine</text:span><text:span text:style-name="T8">* self,</text:span><text:span text:style-name="T18">T_IM_IIP_PARAM_LUT</text:span><text:span text:style-name="T8">* </text:span><text:span text:style-name="T2">const</text:span><text:span text:style-name="T8"> lut,</text:span></text:p>
      <text:p text:style-name="P1"><text:span text:style-name="T9"><text:tab/><text:tab/><text:tab/><text:tab/><text:tab/><text:tab/><text:tab/><text:tab/><text:tab/> <text:s text:c="2"/></text:span><text:span text:style-name="T1">const</text:span><text:span text:style-name="T9"> </text:span><text:span text:style-name="T19">T_IM_IIP_UTIL_LUT</text:span><text:span text:style-name="T9">* </text:span><text:span text:style-name="T1">const</text:span><text:span text:style-name="T9"> cfg );</text:span></text:p>
      <text:p text:style-name="P4"/>
      <text:p text:style-name="P1"><text:span text:style-name="T19">ULONG</text:span><text:span text:style-name="T9"> </text:span><text:span text:style-name="T10">im_iip_util_conv_portid_1</text:span><text:span text:style-name="T9">( </text:span><text:span text:style-name="T1">const</text:span><text:span text:style-name="T9"> </text:span><text:span text:style-name="T19">E_IM_IIP_UNIT_ID</text:span><text:span text:style-name="T9"> unitid );</text:span></text:p>
      <text:p text:style-name="P3"><text:span text:style-name="T9">改为：</text:span><text:span text:style-name="T19">ULONG</text:span><text:span text:style-name="T9"> </text:span><text:span text:style-name="T10">im_iip_new_util_conv_portid_1</text:span><text:span text:style-name="T9">( </text:span><text:span text:style-name="T1">const</text:span><text:span text:style-name="T9"> </text:span><text:span text:style-name="T19">E_IM_IIP_UNIT_ID</text:span><text:span text:style-name="T9"> unitid );</text:span></text:p>
      <text:p text:style-name="P7"/>
      <text:p text:style-name="P1"><text:span text:style-name="T9">VOID </text:span><text:span text:style-name="T10">im_iip_set_axi_param</text:span><text:span text:style-name="T9">( </text:span><text:span text:style-name="T1">const</text:span><text:span text:style-name="T9"> </text:span><text:span text:style-name="T19">E_IM_IIP_UNIT_ID</text:span><text:span text:style-name="T9"> unitid, </text:span><text:span text:style-name="T19">E_IM_IIP_AXI_ID</text:span><text:span text:style-name="T9">* </text:span><text:span text:style-name="T1">const</text:span><text:span text:style-name="T9"> axi_id, </text:span><text:span text:style-name="T19">T_IM_IIP_CTRL_AXI</text:span><text:span text:style-name="T9">* </text:span><text:span text:style-name="T1">const</text:span><text:span text:style-name="T9"> axi_cfg, </text:span><text:span text:style-name="T1">const</text:span><text:span text:style-name="T9"> UCHAR master_IF );</text:span></text:p>
      <text:p text:style-name="P6"><text:span text:style-name="T7">改为：</text:span><text:span text:style-name="T8">VOID </text:span><text:span text:style-name="T12">im_iip_new_set_axi_param</text:span><text:span text:style-name="T8">( <text:s/></text:span><text:span text:style-name="T18">ImIipDefine</text:span><text:span text:style-name="T8">* self,</text:span><text:span text:style-name="T2">const</text:span><text:span text:style-name="T8"> </text:span><text:span text:style-name="T18">E_IM_IIP_UNIT_ID</text:span><text:span text:style-name="T8"> unitid, </text:span><text:span text:style-name="T18">E_IM_IIP_AXI_ID</text:span><text:span text:style-name="T8">* </text:span><text:span text:style-name="T2">const</text:span><text:span text:style-name="T8"> axi_id, </text:span><text:span text:style-name="T18">T_IM_IIP_CTRL_AXI</text:span><text:span text:style-name="T8">* </text:span><text:span text:style-name="T2">const</text:span><text:span text:style-name="T8"> axi_cfg, </text:span><text:span text:style-name="T2">const</text:span><text:span text:style-name="T8"> UCHAR master_IF );</text:span></text:p>
      <text:p text:style-name="P4"/>
      <text:p text:style-name="P1"><text:span text:style-name="T19">E_IM_IIP_PARAM_PF_PDIST</text:span><text:span text:style-name="T9"> </text:span><text:span text:style-name="T10">im_iip_get_PF_PDIST</text:span><text:span text:style-name="T9">( </text:span><text:span text:style-name="T1">const</text:span><text:span text:style-name="T9"> </text:span><text:span text:style-name="T19">UINT32</text:span><text:span text:style-name="T9"> pix_depth,</text:span></text:p>
      <text:p text:style-name="P1"><text:span text:style-name="T9"><text:tab/><text:tab/><text:tab/><text:tab/><text:tab/><text:tab/><text:tab/><text:tab/><text:tab/><text:tab/><text:tab/><text:tab/> <text:s text:c="3"/></text:span><text:span text:style-name="T1">const</text:span><text:span text:style-name="T9"> </text:span><text:span text:style-name="T19">E_IM_IIP_FTYPE</text:span><text:span text:style-name="T9"> frame_type,</text:span></text:p>
      <text:p text:style-name="P1"><text:span text:style-name="T9"><text:tab/><text:tab/><text:tab/><text:tab/><text:tab/><text:tab/><text:tab/><text:tab/><text:tab/><text:tab/><text:tab/><text:tab/> <text:s text:c="3"/></text:span><text:span text:style-name="T1">const</text:span><text:span text:style-name="T9"> </text:span><text:span text:style-name="T19">E_IM_IIP_PFMT</text:span><text:span text:style-name="T9"> pix_format,</text:span></text:p>
      <text:p text:style-name="P1"><text:span text:style-name="T9"><text:tab/><text:tab/><text:tab/><text:tab/><text:tab/><text:tab/><text:tab/><text:tab/><text:tab/><text:tab/><text:tab/><text:tab/> <text:s text:c="3"/></text:span><text:span text:style-name="T1">const</text:span><text:span text:style-name="T9"> </text:span><text:span text:style-name="T19">UINT32</text:span><text:span text:style-name="T9"> alpha );</text:span></text:p>
      <text:p text:style-name="P3"><text:span text:style-name="T9">改为：</text:span><text:span text:style-name="T19">E_IM_IIP_PARAM_PF_PDIST</text:span><text:span text:style-name="T9"> </text:span><text:span text:style-name="T10">im_iip_sub_get_pf_pdist</text:span><text:span text:style-name="T9">( </text:span><text:span text:style-name="T1">const</text:span><text:span text:style-name="T9"> </text:span><text:span text:style-name="T19">UINT32</text:span><text:span text:style-name="T9"> pix_depth,</text:span></text:p>
      <text:p text:style-name="P1"><text:span text:style-name="T9"><text:tab/><text:tab/><text:tab/><text:tab/><text:tab/><text:tab/><text:tab/><text:tab/><text:tab/><text:tab/><text:tab/><text:tab/> <text:s text:c="3"/></text:span><text:span text:style-name="T1">const</text:span><text:span text:style-name="T9"> </text:span><text:span text:style-name="T19">E_IM_IIP_FTYPE</text:span><text:span text:style-name="T9"> frame_type,</text:span></text:p>
      <text:p text:style-name="P1"><text:span text:style-name="T9"><text:tab/><text:tab/><text:tab/><text:tab/><text:tab/><text:tab/><text:tab/><text:tab/><text:tab/><text:tab/><text:tab/><text:tab/> <text:s text:c="3"/></text:span><text:span text:style-name="T1">const</text:span><text:span text:style-name="T9"> </text:span><text:span text:style-name="T19">E_IM_IIP_PFMT</text:span><text:span text:style-name="T9"> pix_format,</text:span></text:p>
      <text:p text:style-name="P1"><text:span text:style-name="T9"><text:tab/><text:tab/><text:tab/><text:tab/><text:tab/><text:tab/><text:tab/><text:tab/><text:tab/><text:tab/><text:tab/><text:tab/> <text:s text:c="3"/></text:span><text:span text:style-name="T1">const</text:span><text:span text:style-name="T9"> </text:span><text:span text:style-name="T19">UINT32</text:span><text:span text:style-name="T9"> alpha );</text:span></text:p>
      <text:p text:style-name="P7"/>
      <text:p text:style-name="P7"><text:soft-page-break/></text:p>
      <text:p text:style-name="P1"><text:span text:style-name="T19">INT32</text:span><text:span text:style-name="T9"> </text:span><text:span text:style-name="T10">im_iip_unset_interrupt</text:span><text:span text:style-name="T9">( </text:span><text:span text:style-name="T1">const</text:span><text:span text:style-name="T9"> </text:span><text:span text:style-name="T19">U_IM_IIP_64BIT_MASK</text:span><text:span text:style-name="T9"> unitid_bitmask, </text:span><text:span text:style-name="T1">const</text:span><text:span text:style-name="T9"> UCHAR cause );</text:span></text:p>
      <text:p text:style-name="P3"><text:span text:style-name="T9">改为：</text:span><text:span text:style-name="T19">INT32</text:span><text:span text:style-name="T9"> </text:span><text:span text:style-name="T10">im_iip_counter_unset_interrupt</text:span><text:span text:style-name="T9">( </text:span><text:span text:style-name="T1">const</text:span><text:span text:style-name="T9"> </text:span><text:span text:style-name="T19">U_IM_IIP_64BIT_MASK</text:span><text:span text:style-name="T9"> unitid_bitmask, </text:span><text:span text:style-name="T1">const</text:span><text:span text:style-name="T9"> UCHAR cause );</text:span></text:p>
      <text:p text:style-name="Standard"/>
      <text:p text:style-name="P10">extern INT32 Im_IIP_Get_Genline( T_IM_IIP_GENLINE* const genline );</text:p>
      <text:p text:style-name="P10"><text:span text:style-name="T10">改为：</text:span><text:span text:style-name="T9"> </text:span><text:span text:style-name="T19">INT32</text:span><text:span text:style-name="T9"> </text:span><text:span text:style-name="T10">im_iip_static_get_genline</text:span><text:span text:style-name="T9">( </text:span><text:span text:style-name="T19">T_IM_IIP_GENLINE</text:span><text:span text:style-name="T9">* </text:span><text:span text:style-name="T1">const</text:span><text:span text:style-name="T9"> genline );</text:span></text:p>
      <text:p text:style-name="P10"/>
      <text:p text:style-name="P10">extern INT32 Im_IIP_Get_Debug_Monitor( T_IM_IIP_DEBUG_MONITOR* const monitor_val );</text:p>
      <text:p text:style-name="P10"><text:span text:style-name="T10">改为：</text:span><text:span text:style-name="T19">INT32</text:span><text:span text:style-name="T9"> </text:span><text:span text:style-name="T10">im_iip_static_get_debug_monitor</text:span><text:span text:style-name="T9">( </text:span><text:span text:style-name="T19">T_IM_IIP_DEBUG_MONITOR</text:span><text:span text:style-name="T9">* </text:span><text:span text:style-name="T1">const</text:span><text:span text:style-name="T9"> monitor_val );</text:span></text:p>
      <text:p text:style-name="P10"/>
      <text:p text:style-name="P10">extern INT32 Im_IIP_Start_DumpUnitReg( const E_IM_IIP_UNIT_ID unit_id );</text:p>
      <text:p text:style-name="P10"><text:span text:style-name="T10">改为：</text:span><text:span text:style-name="T19">INT32</text:span><text:span text:style-name="T9"> </text:span><text:span text:style-name="T10">im_iip_static_start_dumpunitreg</text:span><text:span text:style-name="T9">( </text:span><text:span text:style-name="T1">const</text:span><text:span text:style-name="T9"> </text:span><text:span text:style-name="T19">E_IM_IIP_UNIT_ID</text:span><text:span text:style-name="T9"> unit_id );</text:span></text:p>
      <text:p text:style-name="P10"/>
      <text:p text:style-name="P10">extern INT32 Im_IIP_Start_DumpUnitReg_ByName( const CHAR* const unit_name );</text:p>
      <text:p text:style-name="P10"><text:span text:style-name="T10">改为：</text:span><text:span text:style-name="T9"> </text:span><text:span text:style-name="T19">INT32</text:span><text:span text:style-name="T9"> </text:span><text:span text:style-name="T10">im_iip_static_dumpunitreg_byname</text:span><text:span text:style-name="T9">( </text:span><text:span text:style-name="T1">const</text:span><text:span text:style-name="T9"> CHAR* </text:span><text:span text:style-name="T1">const</text:span><text:span text:style-name="T9"> unit_name );</text:span></text:p>
      <text:p text:style-name="P10"/>
      <text:p text:style-name="P10">extern INT32 Im_IIP_Stop_DumpUnitReg( VOID );</text:p>
      <text:p text:style-name="P11"><text:span text:style-name="T10">改为：</text:span><text:span text:style-name="T19">INT32</text:span><text:span text:style-name="T9"> </text:span><text:span text:style-name="T10">im_iip_static_stop_dumpunitreg</text:span><text:span text:style-name="T9">( VOID );</text:span></text:p>
      <text:p text:style-name="P10"><text:s text:c="2"/></text:p>
      <text:p text:style-name="P10"/>
      <text:p text:style-name="P19"><text:span text:style-name="T27">//结构体和宏定义imiipdefine.h:修改思路为</text:span><text:span text:style-name="T25">ImIipDefine_加上具体宏名全部大写中间用下划线分割</text:span></text:p>
      <text:p text:style-name="P20"><text:span text:style-name="T25">例如：</text:span><text:span text:style-name="T5">#define</text:span><text:span text:style-name="T15"> D_IM_IIP_PARAM_PLDUNIT_NONE<text:tab/><text:tab/><text:tab/>(0ULL)<text:tab/><text:tab/>改为：</text:span></text:p>
      <text:p text:style-name="P20"><text:span text:style-name="T5"><text:tab/>#define</text:span><text:span text:style-name="T25">ImIipDefine_ </text:span><text:span text:style-name="T15">D_IM_IIP_PARAM_PLDUNIT_NONE</text:span></text:p>
      <text:p text:style-name="P18"/>
      <text:p text:style-name="P10"/>
      <text:p text:style-name="P17"><text:span text:style-name="T1">#define</text:span><text:span text:style-name="T9"><text:tab/>D_IM_IIP_OK<text:tab/><text:tab/><text:tab/><text:tab/><text:tab/><text:tab/><text:tab/><text:tab/><text:tab/>(D_DDIM_OK)<text:tab/><text:tab/></text:span></text:p>
      <text:p text:style-name="P17"/>
      <text:p text:style-name="P17"><text:span text:style-name="T9"><text:tab/><text:tab/><text:tab/><text:tab/><text:tab/><text:tab/></text:span><text:span text:style-name="T28">/**&lt; Normal end <text:s text:c="21"/>(0) */</text:span></text:p>
      <text:p text:style-name="P1"><text:span text:style-name="T1">#define</text:span><text:span text:style-name="T9"><text:tab/>D_IM_IIP_INVALID_ARG_ERR<text:tab/><text:tab/><text:tab/><text:tab/><text:tab/>(D_IM_IIP | D_DDIM_INPUT_PARAM_ERROR)<text:tab/></text:span><text:span text:style-name="T28">/**&lt; Invalid argument error (0x0C000001) */</text:span></text:p>
      <text:p text:style-name="P1"><text:span text:style-name="T1">#define</text:span><text:span text:style-name="T9"><text:tab/>D_IM_IIP_TIMEOUT_ERR<text:tab/><text:tab/><text:tab/><text:tab/><text:tab/><text:tab/>(D_IM_IIP | D_DDIM_TIMEOUT)<text:tab/><text:tab/><text:tab/><text:tab/></text:span><text:span text:style-name="T28">/**&lt; Wait timeout error <text:s text:c="4"/>(0x0C000013) */</text:span></text:p>
      <text:p text:style-name="P1"><text:span text:style-name="T1">#define</text:span><text:span text:style-name="T9"><text:tab/>D_IM_IIP_SYSTEMCALL_ERR<text:tab/><text:tab/><text:tab/><text:tab/><text:tab/><text:tab/>(D_IM_IIP | D_DDIM_SYSTEM_ERROR)<text:tab/><text:tab/></text:span><text:span text:style-name="T28">/**&lt; System call error <text:s text:c="5"/>(0x0C000099) */</text:span></text:p>
      <text:p text:style-name="P1"><text:span text:style-name="T1">#define</text:span><text:span text:style-name="T9"><text:tab/>D_IM_IIP_ERR<text:tab/><text:tab/><text:tab/><text:tab/><text:tab/><text:tab/><text:tab/><text:tab/>(D_IM_IIP | 0x100)<text:tab/><text:tab/><text:tab/><text:tab/><text:tab/><text:tab/></text:span><text:span text:style-name="T28">/**&lt; Other error <text:s text:c="11"/>(0x0C000100) */</text:span></text:p>
      <text:p text:style-name="P1"><text:span text:style-name="T1">#define</text:span><text:span text:style-name="T9"><text:tab/>D_IM_IIP_ABORT_FAILED_ERR<text:tab/><text:tab/><text:tab/><text:tab/><text:tab/>(D_IM_IIP | 0x101)<text:tab/><text:tab/><text:tab/><text:tab/><text:tab/><text:tab/></text:span><text:span text:style-name="T28">/**&lt; Abort failed error <text:s text:c="4"/>(0x0C000101) */</text:span></text:p>
      <text:p text:style-name="P4"/>
      <text:p text:style-name="P1"><text:span text:style-name="T28">/** @} */</text:span><text:span text:style-name="T9"><text:tab/></text:span><text:span text:style-name="T28">// name</text:span></text:p>
      <text:p text:style-name="P4"/>
      <text:p text:style-name="P1"><text:span text:style-name="T1">#define</text:span><text:span text:style-name="T9"><text:tab/>D_IM_IIP_RUNNING<text:tab/><text:tab/><text:tab/>(3) </text:span></text:p>
      <text:p text:style-name="P1"><text:span text:style-name="T1">#define</text:span><text:span text:style-name="T9"> D_IM_IIP_PIXID_MAXNUM<text:tab/><text:tab/><text:tab/><text:tab/><text:tab/><text:tab/>(12)<text:tab/></text:span><text:span text:style-name="T28">/**&lt; PIXID number */</text:span></text:p>
      <text:p text:style-name="P4"/>
      <text:p text:style-name="P1"><text:span text:style-name="T1">#define</text:span><text:span text:style-name="T9"> D_IM_IIP_ENABLE_OFF<text:tab/><text:tab/><text:tab/><text:tab/><text:tab/><text:tab/><text:tab/>(0)<text:tab/><text:tab/></text:span><text:span text:style-name="T28">/**&lt; The function is disable */</text:span></text:p>
      <text:p text:style-name="P1"><text:span text:style-name="T1">#define</text:span><text:span text:style-name="T9"> D_IM_IIP_ENABLE_ON<text:tab/><text:tab/><text:tab/><text:tab/><text:tab/><text:tab/><text:tab/>(1)<text:tab/><text:tab/></text:span><text:span text:style-name="T28">/**&lt; The function is enable */</text:span></text:p>
      <text:p text:style-name="P4"/>
      <text:p text:style-name="P1"><text:span text:style-name="T1">#define</text:span><text:span text:style-name="T9"> D_IM_IIP_STOP<text:tab/><text:tab/><text:tab/><text:tab/><text:tab/><text:tab/><text:tab/><text:tab/>(0)<text:tab/><text:tab/></text:span><text:span text:style-name="T28">/**&lt; Stop IIP */</text:span></text:p>
      <text:p text:style-name="P1"><text:soft-page-break/><text:span text:style-name="T1">#define</text:span><text:span text:style-name="T9"> D_IM_IIP_ABORT<text:tab/><text:tab/><text:tab/><text:tab/><text:tab/><text:tab/><text:tab/><text:tab/>(1)<text:tab/><text:tab/></text:span><text:span text:style-name="T28">/**&lt; Abort IIP */</text:span></text:p>
      <text:p text:style-name="P4"/>
      <text:p text:style-name="P1"><text:span text:style-name="T28">// PLDUNIT BitMask</text:span></text:p>
      <text:p text:style-name="P1"><text:span text:style-name="T1">#define</text:span><text:span text:style-name="T9"> D_IM_IIP_PARAM_PLDUNIT_NONE<text:tab/><text:tab/><text:tab/>(0ULL)<text:tab/><text:tab/><text:tab/></text:span><text:span text:style-name="T28">/**&lt; None<text:tab/><text:tab/><text:tab/>*/</text:span></text:p>
      <text:p text:style-name="P1"><text:span text:style-name="T1">#define</text:span><text:span text:style-name="T9"> D_IM_IIP_PARAM_PLDUNIT_LD0<text:tab/><text:tab/><text:tab/>(1ULL &lt;&lt; 0)<text:tab/><text:tab/></text:span><text:span text:style-name="T28">/**&lt; Loader 0<text:tab/><text:tab/>*/</text:span></text:p>
      <text:p text:style-name="P1"><text:span text:style-name="T1">#define</text:span><text:span text:style-name="T9"> D_IM_IIP_PARAM_PLDUNIT_LD1<text:tab/><text:tab/><text:tab/>(1ULL &lt;&lt; 1)<text:tab/><text:tab/></text:span><text:span text:style-name="T28">/**&lt; Loader 1<text:tab/><text:tab/>*/</text:span></text:p>
      <text:p text:style-name="P1"><text:span text:style-name="T1">#define</text:span><text:span text:style-name="T9"> D_IM_IIP_PARAM_PLDUNIT_LD2<text:tab/><text:tab/><text:tab/>(1ULL &lt;&lt; 2)<text:tab/><text:tab/></text:span><text:span text:style-name="T28">/**&lt; Loader 2<text:tab/><text:tab/>*/</text:span></text:p>
      <text:p text:style-name="P1"><text:span text:style-name="T1">#define</text:span><text:span text:style-name="T9"> D_IM_IIP_PARAM_PLDUNIT_LD3<text:tab/><text:tab/><text:tab/>(1ULL &lt;&lt; 3)<text:tab/><text:tab/></text:span><text:span text:style-name="T28">/**&lt; Loader 3<text:tab/><text:tab/>*/</text:span></text:p>
      <text:p text:style-name="P1"><text:span text:style-name="T1">#define</text:span><text:span text:style-name="T9"> D_IM_IIP_PARAM_PLDUNIT_FLT<text:tab/><text:tab/><text:tab/>(1ULL &lt;&lt; 4)<text:tab/><text:tab/></text:span><text:span text:style-name="T28">/**&lt; FLT<text:tab/><text:tab/><text:tab/>*/</text:span></text:p>
      <text:p text:style-name="P1"><text:span text:style-name="T1">#define</text:span><text:span text:style-name="T9"> D_IM_IIP_PARAM_PLDUNIT_AFN0<text:tab/><text:tab/><text:tab/>(1ULL &lt;&lt; 5)<text:tab/><text:tab/></text:span><text:span text:style-name="T28">/**&lt; AFN 0<text:tab/><text:tab/><text:tab/>*/</text:span></text:p>
      <text:p text:style-name="P1"><text:span text:style-name="T1">#define</text:span><text:span text:style-name="T9"> D_IM_IIP_PARAM_PLDUNIT_AFN1<text:tab/><text:tab/><text:tab/>(1ULL &lt;&lt; 6)<text:tab/><text:tab/></text:span><text:span text:style-name="T28">/**&lt; AFN 1<text:tab/><text:tab/><text:tab/>*/</text:span></text:p>
      <text:p text:style-name="P1"><text:span text:style-name="T1">#define</text:span><text:span text:style-name="T9"> D_IM_IIP_PARAM_PLDUNIT_AFN2<text:tab/><text:tab/><text:tab/>(1ULL &lt;&lt; 7)<text:tab/><text:tab/></text:span><text:span text:style-name="T28">/**&lt; AFN 2<text:tab/><text:tab/><text:tab/>*/</text:span></text:p>
      <text:p text:style-name="P1"><text:span text:style-name="T1">#define</text:span><text:span text:style-name="T9"> D_IM_IIP_PARAM_PLDUNIT_FRECT0<text:tab/><text:tab/>(1ULL &lt;&lt; 8)<text:tab/><text:tab/></text:span><text:span text:style-name="T28">/**&lt; FRECT 0<text:tab/><text:tab/>*/</text:span></text:p>
      <text:p text:style-name="P1"><text:span text:style-name="T1">#define</text:span><text:span text:style-name="T9"> D_IM_IIP_PARAM_PLDUNIT_MON<text:tab/><text:tab/><text:tab/>(1ULL &lt;&lt; 9)<text:tab/><text:tab/></text:span><text:span text:style-name="T28">/**&lt; Monitor<text:tab/><text:tab/>*/</text:span></text:p>
      <text:p text:style-name="P1"><text:span text:style-name="T1">#define</text:span><text:span text:style-name="T9"> D_IM_IIP_PARAM_PLDUNIT_SL0<text:tab/><text:tab/><text:tab/>(1ULL &lt;&lt; 10)<text:tab/></text:span><text:span text:style-name="T28">/**&lt; Store 0<text:tab/><text:tab/>*/</text:span></text:p>
      <text:p text:style-name="P1"><text:span text:style-name="T1">#define</text:span><text:span text:style-name="T9"> D_IM_IIP_PARAM_PLDUNIT_SL1<text:tab/><text:tab/><text:tab/>(1ULL &lt;&lt; 11)<text:tab/></text:span><text:span text:style-name="T28">/**&lt; Store 1<text:tab/><text:tab/>*/</text:span></text:p>
      <text:p text:style-name="P1"><text:span text:style-name="T1">#define</text:span><text:span text:style-name="T9"> D_IM_IIP_PARAM_PLDUNIT_SL2<text:tab/><text:tab/><text:tab/>(1ULL &lt;&lt; 12)<text:tab/></text:span><text:span text:style-name="T28">/**&lt; Store 2<text:tab/><text:tab/>*/</text:span></text:p>
      <text:p text:style-name="P1"><text:span text:style-name="T1">#define</text:span><text:span text:style-name="T9"> D_IM_IIP_PARAM_PLDUNIT_SL3<text:tab/><text:tab/><text:tab/>(1ULL &lt;&lt; 13)<text:tab/></text:span><text:span text:style-name="T28">/**&lt; Store 3<text:tab/><text:tab/>*/</text:span></text:p>
      <text:p text:style-name="P1"><text:span text:style-name="T1">#define</text:span><text:span text:style-name="T9"> D_IM_IIP_PARAM_PLDUNIT_SL4<text:tab/><text:tab/><text:tab/>(1ULL &lt;&lt; 14)<text:tab/></text:span><text:span text:style-name="T28">/**&lt; Store 4<text:tab/><text:tab/>*/</text:span></text:p>
      <text:p text:style-name="P1"><text:span text:style-name="T1">#define</text:span><text:span text:style-name="T9"> D_IM_IIP_PARAM_PLDUNIT_SL5<text:tab/><text:tab/><text:tab/>(1ULL &lt;&lt; 15)<text:tab/></text:span><text:span text:style-name="T28">/**&lt; Store 5<text:tab/><text:tab/>*/</text:span></text:p>
      <text:p text:style-name="P1"><text:span text:style-name="T1">#define</text:span><text:span text:style-name="T9"> D_IM_IIP_PARAM_PLDUNIT_CSC0<text:tab/><text:tab/><text:tab/>(1ULL &lt;&lt; 16)<text:tab/></text:span><text:span text:style-name="T28">/**&lt; CSC 0<text:tab/><text:tab/><text:tab/>*/</text:span></text:p>
      <text:p text:style-name="P1"><text:span text:style-name="T1">#define</text:span><text:span text:style-name="T9"> D_IM_IIP_PARAM_PLDUNIT_CSC1<text:tab/><text:tab/><text:tab/>(1ULL &lt;&lt; 17)<text:tab/></text:span><text:span text:style-name="T28">/**&lt; CSC 1<text:tab/><text:tab/><text:tab/>*/</text:span></text:p>
      <text:p text:style-name="P1"><text:span text:style-name="T1">#define</text:span><text:span text:style-name="T9"> D_IM_IIP_PARAM_PLDUNIT_LUT<text:tab/><text:tab/><text:tab/>(1ULL &lt;&lt; 18)<text:tab/></text:span><text:span text:style-name="T28">/**&lt; LUT<text:tab/><text:tab/><text:tab/>*/</text:span></text:p>
      <text:p text:style-name="P1"><text:span text:style-name="T1">#define</text:span><text:span text:style-name="T9"> D_IM_IIP_PARAM_PLDUNIT_GPC<text:tab/><text:tab/><text:tab/>(1ULL &lt;&lt; 19)<text:tab/></text:span><text:span text:style-name="T28">/**&lt; GPC<text:tab/><text:tab/><text:tab/>*/</text:span></text:p>
      <text:p text:style-name="P1"><text:span text:style-name="T1">#define</text:span><text:span text:style-name="T9"> D_IM_IIP_PARAM_PLDUNIT_BLEND0<text:tab/><text:tab/>(1ULL &lt;&lt; 20)<text:tab/></text:span><text:span text:style-name="T28">/**&lt; Blend 0<text:tab/><text:tab/>*/</text:span></text:p>
      <text:p text:style-name="P1"><text:span text:style-name="T1">#define</text:span><text:span text:style-name="T9"> D_IM_IIP_PARAM_PLDUNIT_BLEND1<text:tab/><text:tab/>(1ULL &lt;&lt; 21)<text:tab/></text:span><text:span text:style-name="T28">/**&lt; Blend 1<text:tab/><text:tab/>*/</text:span></text:p>
      <text:p text:style-name="P1"><text:span text:style-name="T1">#define</text:span><text:span text:style-name="T9"> D_IM_IIP_PARAM_PLDUNIT_FRECT1<text:tab/><text:tab/>(1ULL &lt;&lt; 22)<text:tab/></text:span><text:span text:style-name="T28">/**&lt; FRECT 1<text:tab/><text:tab/>*/</text:span></text:p>
      <text:p text:style-name="P1"><text:span text:style-name="T1">#define</text:span><text:span text:style-name="T9"> D_IM_IIP_PARAM_PLDUNIT_CFL0<text:tab/><text:tab/><text:tab/>(1ULL &lt;&lt; 23)<text:tab/></text:span><text:span text:style-name="T28">/**&lt; Cache Flow 0<text:tab/>*/</text:span></text:p>
      <text:p text:style-name="P1"><text:span text:style-name="T1">#define</text:span><text:span text:style-name="T9"> D_IM_IIP_PARAM_PLDUNIT_CSC2<text:tab/><text:tab/><text:tab/>(1ULL &lt;&lt; 27)<text:tab/></text:span><text:span text:style-name="T28">/**&lt; CSC 2<text:tab/><text:tab/><text:tab/>*/</text:span></text:p>
      <text:p text:style-name="P1"><text:span text:style-name="T1">#define</text:span><text:span text:style-name="T9"> D_IM_IIP_PARAM_PLDUNIT_CSC3<text:tab/><text:tab/><text:tab/>(1ULL &lt;&lt; 28)<text:tab/></text:span><text:span text:style-name="T28">/**&lt; CSC 3<text:tab/><text:tab/><text:tab/>*/</text:span></text:p>
      <text:p text:style-name="P1"><text:span text:style-name="T1">#define</text:span><text:span text:style-name="T9"> D_IM_IIP_PARAM_PLDUNIT_SL6<text:tab/><text:tab/><text:tab/>(1ULL &lt;&lt; 29)<text:tab/></text:span><text:span text:style-name="T28">/**&lt; Store 6<text:tab/><text:tab/>*/</text:span></text:p>
      <text:p text:style-name="P1"><text:span text:style-name="T1">#define</text:span><text:span text:style-name="T9"> D_IM_IIP_PARAM_PLDUNIT_SL7<text:tab/><text:tab/><text:tab/>(1ULL &lt;&lt; 30)<text:tab/></text:span><text:span text:style-name="T28">/**&lt; Store 7<text:tab/><text:tab/>*/</text:span></text:p>
      <text:p text:style-name="P1"><text:span text:style-name="T1">#define</text:span><text:span text:style-name="T9"> D_IM_IIP_PARAM_PLDUNIT_SL8<text:tab/><text:tab/><text:tab/>(1ULL &lt;&lt; 31)<text:tab/></text:span><text:span text:style-name="T28">/**&lt; Store 8<text:tab/><text:tab/>*/</text:span></text:p>
      <text:p text:style-name="P1"><text:span text:style-name="T1">#define</text:span><text:span text:style-name="T9"> D_IM_IIP_PARAM_PLDUNIT_LD4<text:tab/><text:tab/><text:tab/>(1ULL &lt;&lt; 32)<text:tab/></text:span><text:span text:style-name="T28">/**&lt; Loader 4<text:tab/><text:tab/>*/</text:span></text:p>
      <text:p text:style-name="P1"><text:span text:style-name="T1">#define</text:span><text:span text:style-name="T9"> D_IM_IIP_PARAM_PLDUNIT_LD5<text:tab/><text:tab/><text:tab/>(1ULL &lt;&lt; 33)<text:tab/></text:span><text:span text:style-name="T28">/**&lt; Loader 5<text:tab/><text:tab/>*/</text:span></text:p>
      <text:p text:style-name="P1"><text:span text:style-name="T1">#define</text:span><text:span text:style-name="T9"> D_IM_IIP_PARAM_PLDUNIT_LD6<text:tab/><text:tab/><text:tab/>(1ULL &lt;&lt; 34)<text:tab/></text:span><text:span text:style-name="T28">/**&lt; Loader 6<text:tab/><text:tab/>*/</text:span></text:p>
      <text:p text:style-name="P1"><text:span text:style-name="T1">#define</text:span><text:span text:style-name="T9"> D_IM_IIP_PARAM_PLDUNIT_LD7<text:tab/><text:tab/><text:tab/>(1ULL &lt;&lt; 35)<text:tab/></text:span><text:span text:style-name="T28">/**&lt; Loader 7<text:tab/><text:tab/>*/</text:span></text:p>
      <text:p text:style-name="P1"><text:span text:style-name="T1">#define</text:span><text:span text:style-name="T9"> D_IM_IIP_PARAM_PLDUNIT_AFN3<text:tab/><text:tab/><text:tab/>(1ULL &lt;&lt; 36)<text:tab/></text:span><text:span text:style-name="T28">/**&lt; AFN 3<text:tab/><text:tab/></text:span><text:soft-page-break/><text:span text:style-name="T28"><text:tab/>*/</text:span></text:p>
      <text:p text:style-name="P1"><text:span text:style-name="T1">#define</text:span><text:span text:style-name="T9"> D_IM_IIP_PARAM_PLDUNIT_MFT<text:tab/><text:tab/><text:tab/>(1ULL &lt;&lt; 37)<text:tab/></text:span><text:span text:style-name="T28">/**&lt; MFT<text:tab/><text:tab/><text:tab/>*/</text:span></text:p>
      <text:p text:style-name="P4"/>
      <text:p text:style-name="P1"><text:span text:style-name="T28">// UNITINFTBL.SWTRG</text:span></text:p>
      <text:p text:style-name="P1"><text:span text:style-name="T1">#define</text:span><text:span text:style-name="T9"> D_IM_IIP_SWTRG_OFF<text:tab/><text:tab/><text:tab/><text:tab/><text:tab/><text:tab/><text:tab/>(0)<text:tab/><text:tab/></text:span><text:span text:style-name="T28">/**&lt; Don't care unit<text:tab/>*/</text:span></text:p>
      <text:p text:style-name="P1"><text:span text:style-name="T1">#define</text:span><text:span text:style-name="T9"> D_IM_IIP_SWTRG_ON<text:tab/><text:tab/><text:tab/><text:tab/><text:tab/><text:tab/><text:tab/>(1)<text:tab/><text:tab/></text:span><text:span text:style-name="T28">/**&lt; Start unit */</text:span></text:p>
      <text:p text:style-name="P4"/>
      <text:p text:style-name="P1"><text:span text:style-name="T28">// UNITINFTBL.HWEN</text:span></text:p>
      <text:p text:style-name="P1"><text:span text:style-name="T1">#define</text:span><text:span text:style-name="T9"><text:tab/>D_IM_IIP_HW_CTRL_SWTRG<text:tab/><text:tab/><text:tab/><text:tab/><text:tab/><text:tab/>(0)<text:tab/><text:tab/></text:span><text:span text:style-name="T28">/**&lt; SWTRG control<text:tab/> */</text:span></text:p>
      <text:p text:style-name="P1"><text:span text:style-name="T1">#define</text:span><text:span text:style-name="T9"><text:tab/>D_IM_IIP_HW_CTRL_AUTO<text:tab/><text:tab/><text:tab/><text:tab/><text:tab/><text:tab/>(1)<text:tab/><text:tab/></text:span><text:span text:style-name="T28">/**&lt; HW auto control */</text:span></text:p>
      <text:p text:style-name="P4"/>
      <text:p text:style-name="P1"><text:span text:style-name="T28">// UNITINFTBL.CHAIN</text:span></text:p>
      <text:p text:style-name="P1"><text:span text:style-name="T1">#define</text:span><text:span text:style-name="T9"><text:tab/>D_IM_IIP_PLDUNIT_CHAIN_DISABLE<text:tab/><text:tab/><text:tab/><text:tab/>(0)<text:tab/><text:tab/></text:span><text:span text:style-name="T28">/**&lt; PLDUNIT do not chain operation */</text:span></text:p>
      <text:p text:style-name="P1"><text:span text:style-name="T1">#define</text:span><text:span text:style-name="T9"><text:tab/>D_IM_IIP_PLDUNIT_CHAIN_ENABLE<text:tab/><text:tab/><text:tab/><text:tab/>(1)<text:tab/><text:tab/></text:span><text:span text:style-name="T28">/**&lt; PLDUNIT do chain operation */</text:span></text:p>
      <text:p text:style-name="P4"/>
      <text:p text:style-name="P1"><text:span text:style-name="T28">// PIXFMTTBL.PDEPTH</text:span></text:p>
      <text:p text:style-name="P1"><text:span text:style-name="T1">#define</text:span><text:span text:style-name="T9"><text:tab/>D_IM_IIP_PDEPTH_8BITS<text:tab/><text:tab/><text:tab/><text:tab/><text:tab/><text:tab/>(0)<text:tab/><text:tab/></text:span><text:span text:style-name="T28">/**&lt; 8bits<text:tab/><text:tab/><text:tab/>*/</text:span></text:p>
      <text:p text:style-name="P1"><text:span text:style-name="T1">#define</text:span><text:span text:style-name="T9"><text:tab/>D_IM_IIP_PDEPTH_12BITS<text:tab/><text:tab/><text:tab/><text:tab/><text:tab/><text:tab/>(1)<text:tab/><text:tab/></text:span><text:span text:style-name="T28">/**&lt; 12bits-packed<text:tab/>*/</text:span></text:p>
      <text:p text:style-name="P1"><text:span text:style-name="T1">#define</text:span><text:span text:style-name="T9"><text:tab/>D_IM_IIP_PDEPTH_16BITS<text:tab/><text:tab/><text:tab/><text:tab/><text:tab/><text:tab/>(2)<text:tab/><text:tab/></text:span><text:span text:style-name="T28">/**&lt; 16bits(14bits)<text:tab/>*/</text:span></text:p>
      <text:p text:style-name="P4"/>
      <text:p text:style-name="P1"><text:span text:style-name="T28">// PIXFMTTBL.CHKYORDR</text:span></text:p>
      <text:p text:style-name="P1"><text:span text:style-name="T1">#define</text:span><text:span text:style-name="T9"><text:tab/>D_IM_IIP_CHUNKY_COLOR_Y0_G<text:tab/><text:tab/><text:tab/><text:tab/><text:tab/>(0)<text:tab/><text:tab/></text:span><text:span text:style-name="T28">/**&lt; YO(G)<text:tab/> <text:s text:c="2"/>*/</text:span></text:p>
      <text:p text:style-name="P1"><text:span text:style-name="T1">#define</text:span><text:span text:style-name="T9"><text:tab/>D_IM_IIP_CHUNKY_COLOR_CB_B<text:tab/><text:tab/><text:tab/><text:tab/><text:tab/>(1)<text:tab/><text:tab/></text:span><text:span text:style-name="T28">/**&lt; </text:span><text:span text:style-name="T29">Cb</text:span><text:span text:style-name="T28">(B)<text:tab/> <text:s text:c="2"/>*/</text:span></text:p>
      <text:p text:style-name="P1"><text:span text:style-name="T1">#define</text:span><text:span text:style-name="T9"><text:tab/>D_IM_IIP_CHUNKY_COLOR_CR_R<text:tab/><text:tab/><text:tab/><text:tab/><text:tab/>(2)<text:tab/><text:tab/></text:span><text:span text:style-name="T28">/**&lt; </text:span><text:span text:style-name="T29">Cr</text:span><text:span text:style-name="T28">(R)<text:tab/> <text:s text:c="2"/>*/</text:span></text:p>
      <text:p text:style-name="P1"><text:span text:style-name="T1">#define</text:span><text:span text:style-name="T9"><text:tab/>D_IM_IIP_CHUNKY_COLOR_Y1_A<text:tab/><text:tab/><text:tab/><text:tab/><text:tab/>(3)<text:tab/><text:tab/></text:span><text:span text:style-name="T28">/**&lt; Y1(Alpha) */</text:span></text:p>
      <text:p text:style-name="P4"/>
      <text:p text:style-name="P1"><text:span text:style-name="T28">// PIXFMTTBL.SGYG, SGB, SGR, SGA</text:span></text:p>
      <text:p text:style-name="P1"><text:span text:style-name="T1">#define</text:span><text:span text:style-name="T9"><text:tab/>D_IM_IIP_UNSIGNED_DATA<text:tab/><text:tab/><text:tab/><text:tab/><text:tab/><text:tab/>(0)<text:tab/><text:tab/></text:span><text:span text:style-name="T28">/**&lt; Unsigned data */</text:span></text:p>
      <text:p text:style-name="P1"><text:span text:style-name="T1">#define</text:span><text:span text:style-name="T9"><text:tab/>D_IM_IIP_SIGNED_DATA<text:tab/><text:tab/><text:tab/><text:tab/><text:tab/><text:tab/>(1)<text:tab/><text:tab/></text:span><text:span text:style-name="T28">/**&lt; Signed data <text:s text:c="2"/>*/</text:span></text:p>
      <text:p text:style-name="P4"/>
      <text:p text:style-name="P1"><text:span text:style-name="T28">// PIXFMTTBL.ALPHA</text:span></text:p>
      <text:p text:style-name="P1"><text:span text:style-name="T1">#define</text:span><text:span text:style-name="T9"><text:tab/>D_IM_IIP_ALPHA_FALSE<text:tab/><text:tab/><text:tab/><text:tab/><text:tab/><text:tab/>(0)<text:tab/><text:tab/></text:span><text:span text:style-name="T28">/**&lt; Image without alpha */</text:span></text:p>
      <text:p text:style-name="P1"><text:span text:style-name="T1">#define</text:span><text:span text:style-name="T9"><text:tab/>D_IM_IIP_ALPHA_TRUE<text:tab/><text:tab/><text:tab/><text:tab/><text:tab/><text:tab/><text:tab/>(1)<text:tab/><text:tab/></text:span><text:span text:style-name="T28">/**&lt; Image with alpha<text:tab/> */</text:span></text:p>
      <text:p text:style-name="P4"/>
      <text:p text:style-name="P1"><text:span text:style-name="T28">// PIXFMTTBL.ASUBSPL</text:span></text:p>
      <text:p text:style-name="P1"><text:span text:style-name="T1">#define</text:span><text:span text:style-name="T9"><text:tab/>D_IM_IIP_ALPHA_NO_SUBSAMP<text:tab/><text:tab/><text:tab/><text:tab/><text:tab/>(0)<text:tab/><text:tab/></text:span><text:span text:style-name="T28">/**&lt; No </text:span><text:span text:style-name="T29">subsampling</text:span><text:span text:style-name="T28"><text:tab/><text:tab/><text:tab/><text:tab/><text:tab/><text:tab/><text:tab/>*/</text:span></text:p>
      <text:p text:style-name="P1"><text:soft-page-break/><text:span text:style-name="T1">#define</text:span><text:span text:style-name="T9"><text:tab/>D_IM_IIP_ALPHA_H_SUBSAMP<text:tab/><text:tab/><text:tab/><text:tab/><text:tab/>(1)<text:tab/><text:tab/></text:span><text:span text:style-name="T28">/**&lt; Horizontal </text:span><text:span text:style-name="T29">subsampling</text:span><text:span text:style-name="T28"><text:tab/><text:tab/><text:tab/><text:tab/><text:tab/>*/</text:span></text:p>
      <text:p text:style-name="P1"><text:span text:style-name="T1">#define</text:span><text:span text:style-name="T9"><text:tab/>D_IM_IIP_ALPHA_HV_SUBSAMP<text:tab/><text:tab/><text:tab/><text:tab/><text:tab/>(2)<text:tab/><text:tab/></text:span><text:span text:style-name="T28">/**&lt; Horizontal and Vertical </text:span><text:span text:style-name="T29">subsampling</text:span><text:span text:style-name="T28"><text:tab/>*/</text:span></text:p>
      <text:p text:style-name="P4"/>
      <text:p text:style-name="P1"><text:span text:style-name="T28">// PIXFMTTBL.MTIFYG, MTIFB, MTIFR, MTIFA (for SL2/SL5 only)</text:span></text:p>
      <text:p text:style-name="P1"><text:span text:style-name="T1">#define</text:span><text:span text:style-name="T9"><text:tab/>D_IM_IIP_MASTER_IF0<text:tab/><text:tab/><text:tab/><text:tab/><text:tab/><text:tab/><text:tab/>(1)<text:tab/><text:tab/></text:span><text:span text:style-name="T28">/**&lt; Master I/F 0 */</text:span></text:p>
      <text:p text:style-name="P1"><text:span text:style-name="T1">#define</text:span><text:span text:style-name="T9"><text:tab/>D_IM_IIP_MASTER_IF1<text:tab/><text:tab/><text:tab/><text:tab/><text:tab/><text:tab/><text:tab/>(0)<text:tab/><text:tab/></text:span><text:span text:style-name="T28">/**&lt; Master I/F 1 */</text:span></text:p>
      <text:p text:style-name="P1"><text:span text:style-name="T1">#define</text:span><text:span text:style-name="T9"><text:tab/>D_IM_IIP_MASTER_IF2<text:tab/><text:tab/><text:tab/><text:tab/><text:tab/><text:tab/><text:tab/>(0)<text:tab/><text:tab/></text:span><text:span text:style-name="T28">/**&lt; Master I/F 2 */</text:span></text:p>
      <text:p text:style-name="P4"/>
      <text:p text:style-name="P1"><text:span text:style-name="T28">// PIXFMTTBL.OARBHV</text:span></text:p>
      <text:p text:style-name="P1"><text:span text:style-name="T1">#define</text:span><text:span text:style-name="T9"><text:tab/>D_IM_IIP_OUTSIDE_IMG_FIXED_VALUE<text:tab/><text:tab/><text:tab/>(0)<text:tab/><text:tab/></text:span><text:span text:style-name="T28">/**&lt; Fixed value */</text:span></text:p>
      <text:p text:style-name="P1"><text:span text:style-name="T1">#define</text:span><text:span text:style-name="T9"><text:tab/>D_IM_IIP_OUTSIDE_IMG_EDGE<text:tab/><text:tab/><text:tab/><text:tab/><text:tab/>(1)<text:tab/><text:tab/></text:span><text:span text:style-name="T28">/**&lt; Image edge value (value of pixels on top, bottom, left and right lines) */</text:span></text:p>
      <text:p text:style-name="P4"/>
      <text:p text:style-name="P1"><text:span text:style-name="T1">#if</text:span><text:span text:style-name="T9"> 0<text:tab/></text:span><text:span text:style-name="T28">// B2Y Link not support</text:span></text:p>
      <text:p text:style-name="P1"><text:span text:style-name="T28">// IZACTL1.LKEN</text:span></text:p>
      <text:p text:style-name="P1"><text:span text:style-name="T1">#define</text:span><text:span text:style-name="T9"><text:tab/>D_IM_IIP_LINK_B2Y_OFF<text:tab/><text:tab/><text:tab/><text:tab/><text:tab/><text:tab/>(0)<text:tab/><text:tab/></text:span><text:span text:style-name="T28">/**&lt; Disable linkage between B2Y to IIP.<text:tab/>*/</text:span></text:p>
      <text:p text:style-name="P1"><text:span text:style-name="T1">#define</text:span><text:span text:style-name="T9"><text:tab/>D_IM_IIP_LINK_B2Y_ON<text:tab/><text:tab/><text:tab/><text:tab/><text:tab/><text:tab/>(1)<text:tab/><text:tab/></text:span><text:span text:style-name="T28">/**&lt; Enable linkage between B2Y to IIP.<text:tab/>*/</text:span></text:p>
      <text:p text:style-name="P1"><text:span text:style-name="T1">#endif</text:span><text:span text:style-name="T9"><text:tab/></text:span><text:span text:style-name="T28">// B2Y Link not support</text:span></text:p>
      <text:p text:style-name="P4"/>
      <text:p text:style-name="P1"><text:span text:style-name="T1">#define</text:span><text:span text:style-name="T9"><text:tab/>D_IM_IIP_INT_FACTOR_IZAEND<text:tab/><text:tab/><text:tab/><text:tab/><text:tab/>(1&lt;&lt;0)<text:tab/></text:span><text:span text:style-name="T28">/**&lt; IZAFLG interrupt factor ID (0x0000001) */</text:span></text:p>
      <text:p text:style-name="P1"><text:span text:style-name="T1">#define</text:span><text:span text:style-name="T9"><text:tab/>D_IM_IIP_INT_FACTOR_AXIERR<text:tab/><text:tab/><text:tab/><text:tab/><text:tab/>(1&lt;&lt;1)<text:tab/></text:span><text:span text:style-name="T28">/**&lt; AXEFLG interrupt factor ID (0x0000002) */</text:span></text:p>
      <text:p text:style-name="P1"><text:span text:style-name="T1">#define</text:span><text:span text:style-name="T9"><text:tab/>D_IM_IIP_INT_FACTOR_SL0END<text:tab/><text:tab/><text:tab/><text:tab/><text:tab/>(1&lt;&lt;2)<text:tab/></text:span><text:span text:style-name="T28">/**&lt; SL0FF interrupt factor ID <text:s/>(0x0000004) */</text:span></text:p>
      <text:p text:style-name="P1"><text:span text:style-name="T1">#define</text:span><text:span text:style-name="T9"><text:tab/>D_IM_IIP_INT_FACTOR_SL1END<text:tab/><text:tab/><text:tab/><text:tab/><text:tab/>(1&lt;&lt;3)<text:tab/></text:span><text:span text:style-name="T28">/**&lt; SL1FF interrupt factor ID <text:s/>(0x0000008) */</text:span></text:p>
      <text:p text:style-name="P1"><text:span text:style-name="T1">#define</text:span><text:span text:style-name="T9"><text:tab/>D_IM_IIP_INT_FACTOR_SL2END<text:tab/><text:tab/><text:tab/><text:tab/><text:tab/>(1&lt;&lt;4)<text:tab/></text:span><text:span text:style-name="T28">/**&lt; SL2FF interrupt factor ID <text:s/>(0x0000010) */</text:span></text:p>
      <text:p text:style-name="P1"><text:span text:style-name="T1">#define</text:span><text:span text:style-name="T9"><text:tab/>D_IM_IIP_INT_FACTOR_SL3END<text:tab/><text:tab/><text:tab/><text:tab/><text:tab/>(1&lt;&lt;5)<text:tab/></text:span><text:span text:style-name="T28">/**&lt; SL3FF interrupt factor ID <text:s/>(0x0000020) */</text:span></text:p>
      <text:p text:style-name="P1"><text:span text:style-name="T1">#define</text:span><text:span text:style-name="T9"><text:tab/>D_IM_IIP_INT_FACTOR_SL4END<text:tab/><text:tab/><text:tab/><text:tab/><text:tab/>(1&lt;&lt;6)<text:tab/></text:span><text:span text:style-name="T28">/**&lt; SL4FF interrupt factor ID <text:s/>(0x0000040) */</text:span></text:p>
      <text:p text:style-name="P1"><text:span text:style-name="T1">#define</text:span><text:span text:style-name="T9"><text:tab/>D_IM_IIP_INT_FACTOR_SL5END<text:tab/><text:tab/><text:tab/><text:tab/><text:tab/>(1&lt;&lt;7)<text:tab/></text:span><text:span text:style-name="T28">/**&lt; SL5FF interrupt factor ID <text:s/>(0x0000080) */</text:span></text:p>
      <text:p text:style-name="P1"><text:span text:style-name="T1">#define</text:span><text:span text:style-name="T9"><text:tab/>D_IM_IIP_INT_FACTOR_SL6END<text:tab/><text:tab/><text:tab/><text:tab/><text:tab/>(1&lt;&lt;8)<text:tab/></text:span><text:span text:style-name="T28">/**&lt; SL6FF interrupt factor ID <text:s/>(0x0000100) */</text:span></text:p>
      <text:p text:style-name="P1"><text:span text:style-name="T1">#define</text:span><text:span text:style-name="T9"><text:tab/>D_IM_IIP_INT_FACTOR_SL7END<text:tab/><text:tab/><text:tab/><text:tab/><text:tab/>(1&lt;&lt;9)<text:tab/></text:span><text:span text:style-name="T28">/**&lt; SL7FF interrupt factor ID <text:s/>(0x0000200) */</text:span></text:p>
      <text:p text:style-name="P1"><text:span text:style-name="T1">#define</text:span><text:span text:style-name="T9"><text:tab/>D_IM_IIP_INT_FACTOR_SL8END<text:tab/><text:tab/><text:tab/><text:tab/><text:tab/>(1&lt;&lt;10)<text:tab/></text:span><text:span text:style-name="T28">/**&lt; SL8FF interrupt factor ID <text:s/>(0x0000400) */</text:span></text:p>
      <text:p text:style-name="P1"><text:span text:style-name="T1">#define</text:span><text:span text:style-name="T9"><text:tab/>D_IM_IIP_INT_FACTOR_SL0_LINEEND<text:tab/><text:tab/><text:tab/><text:tab/>(1&lt;&lt;11)<text:tab/></text:span><text:span text:style-name="T28">/**&lt; SL0MF interrupt factor ID <text:s/>(0x0000800) */</text:span></text:p>
      <text:p text:style-name="P1"><text:span text:style-name="T1">#define</text:span><text:span text:style-name="T9"><text:tab/>D_IM_IIP_INT_FACTOR_SL1_LINEEND<text:tab/><text:tab/><text:tab/><text:tab/>(1&lt;&lt;12)<text:tab/></text:span><text:span text:style-name="T28">/**&lt; SL1MF interrupt factor ID <text:s/>(0x0001000) */</text:span></text:p>
      <text:p text:style-name="P1"><text:span text:style-name="T1">#define</text:span><text:span text:style-name="T9"><text:tab/>D_IM_IIP_INT_FACTOR_SL2_LINEEND<text:tab/><text:tab/><text:tab/><text:tab/>(1&lt;&lt;13)<text:tab/></text:span><text:span text:style-name="T28">/**&lt; SL2MF interrupt factor ID <text:s/>(0x0002000) */</text:span></text:p>
      <text:p text:style-name="P1"><text:span text:style-name="T1">#define</text:span><text:span text:style-name="T9"><text:tab/>D_IM_IIP_INT_FACTOR_SL3_LINEEND<text:tab/><text:tab/><text:tab/><text:tab/>(1&lt;&lt;14)<text:tab/></text:span><text:span text:style-name="T28">/**&lt; SL3MF </text:span><text:soft-page-break/><text:span text:style-name="T28">interrupt factor ID <text:s/>(0x0004000) */</text:span></text:p>
      <text:p text:style-name="P1"><text:span text:style-name="T1">#define</text:span><text:span text:style-name="T9"><text:tab/>D_IM_IIP_INT_FACTOR_SL4_LINEEND<text:tab/><text:tab/><text:tab/><text:tab/>(1&lt;&lt;15)<text:tab/></text:span><text:span text:style-name="T28">/**&lt; SL4MF interrupt factor ID <text:s/>(0x0008000) */</text:span></text:p>
      <text:p text:style-name="P1"><text:span text:style-name="T1">#define</text:span><text:span text:style-name="T9"><text:tab/>D_IM_IIP_INT_FACTOR_SL5_LINEEND<text:tab/><text:tab/><text:tab/><text:tab/>(1&lt;&lt;16)<text:tab/></text:span><text:span text:style-name="T28">/**&lt; SL5MF interrupt factor ID <text:s/>(0x0010000) */</text:span></text:p>
      <text:p text:style-name="P1"><text:span text:style-name="T1">#define</text:span><text:span text:style-name="T9"><text:tab/>D_IM_IIP_INT_FACTOR_SL6_LINEEND<text:tab/><text:tab/><text:tab/><text:tab/>(1&lt;&lt;17)<text:tab/></text:span><text:span text:style-name="T28">/**&lt; SL6MF interrupt factor ID <text:s/>(0x0020000) */</text:span></text:p>
      <text:p text:style-name="P1"><text:span text:style-name="T1">#define</text:span><text:span text:style-name="T9"><text:tab/>D_IM_IIP_INT_FACTOR_SL7_LINEEND<text:tab/><text:tab/><text:tab/><text:tab/>(1&lt;&lt;18)<text:tab/></text:span><text:span text:style-name="T28">/**&lt; SL7MF interrupt factor ID <text:s/>(0x0040000) */</text:span></text:p>
      <text:p text:style-name="P1"><text:span text:style-name="T1">#define</text:span><text:span text:style-name="T9"><text:tab/>D_IM_IIP_INT_FACTOR_SL8_LINEEND<text:tab/><text:tab/><text:tab/><text:tab/>(1&lt;&lt;19)<text:tab/></text:span><text:span text:style-name="T28">/**&lt; SL8MF interrupt factor ID <text:s/>(0x0080000) */</text:span></text:p>
      <text:p text:style-name="P4"/>
      <text:p text:style-name="P1"><text:span text:style-name="T28">// PDCCTL.FLHALL</text:span></text:p>
      <text:p text:style-name="P1"><text:span text:style-name="T1">#define</text:span><text:span text:style-name="T9"><text:tab/>D_IM_IIP_NON_FLUSH_IMGCACHE_START<text:tab/><text:tab/><text:tab/>(0)<text:tab/><text:tab/></text:span><text:span text:style-name="T28">/**&lt; Non flush cache data when IIP begins to run.<text:tab/>*/</text:span></text:p>
      <text:p text:style-name="P1"><text:span text:style-name="T1">#define</text:span><text:span text:style-name="T9"><text:tab/>D_IM_IIP_FLUSH_IMGCACHE_START<text:tab/><text:tab/><text:tab/><text:tab/>(1)<text:tab/><text:tab/></text:span><text:span text:style-name="T28">/**&lt; Flush cache data when IIP begins to run.<text:tab/><text:tab/>*/</text:span></text:p>
      <text:p text:style-name="P4"/>
      <text:p text:style-name="P1"><text:span text:style-name="T28">// PDCCTL.EXBIT</text:span></text:p>
      <text:p text:style-name="P1"><text:span text:style-name="T1">#define</text:span><text:span text:style-name="T9"><text:tab/>D_IM_IIP_EXTBIT_LOWER_ALIGNED<text:tab/><text:tab/><text:tab/><text:tab/>(0)<text:tab/><text:tab/></text:span><text:span text:style-name="T28">/**&lt; Store data on lower bit. */</text:span></text:p>
      <text:p text:style-name="P1"><text:span text:style-name="T1">#define</text:span><text:span text:style-name="T9"><text:tab/>D_IM_IIP_EXTBIT_UPPER_ALIGNED<text:tab/><text:tab/><text:tab/><text:tab/>(1)<text:tab/><text:tab/></text:span><text:span text:style-name="T28">/**&lt; Store data on upper bit. */</text:span></text:p>
      <text:p text:style-name="P4"/>
      <text:p text:style-name="P1"><text:span text:style-name="T28">// SLAXICTl.SL0PKG, SL1PKG, SL2PKG, SL3PKG, SL4PKG, SL5PKG, SL6PKG, SL7PKG, SL8PKG</text:span></text:p>
      <text:p text:style-name="P1"><text:span text:style-name="T1">#define</text:span><text:span text:style-name="T9"><text:tab/>D_IM_IIP_NON_BURST<text:tab/><text:tab/><text:tab/><text:tab/><text:tab/><text:tab/><text:tab/>(0)<text:tab/><text:tab/></text:span><text:span text:style-name="T28">/**&lt; Non burst transfer. */</text:span></text:p>
      <text:p text:style-name="P1"><text:span text:style-name="T1">#define</text:span><text:span text:style-name="T9"><text:tab/>D_IM_IIP_BURST_MAX_2LINES<text:tab/><text:tab/><text:tab/><text:tab/><text:tab/>(1)<text:tab/><text:tab/></text:span><text:span text:style-name="T28">/**&lt; Up to 2lines burst transfer. */</text:span></text:p>
      <text:p text:style-name="P1"><text:span text:style-name="T1">#define</text:span><text:span text:style-name="T9"><text:tab/>D_IM_IIP_BURST_MAX_4LINES<text:tab/><text:tab/><text:tab/><text:tab/><text:tab/>(2)<text:tab/><text:tab/></text:span><text:span text:style-name="T28">/**&lt; Up to 4lines burst transfer. */</text:span></text:p>
      <text:p text:style-name="P1"><text:span text:style-name="T1">#define</text:span><text:span text:style-name="T9"><text:tab/>D_IM_IIP_BURST_OVER_4LINES<text:tab/><text:tab/><text:tab/><text:tab/><text:tab/>(3)<text:tab/><text:tab/></text:span><text:span text:style-name="T28">/**&lt; Over 4lines burst transfer. */</text:span></text:p>
      <text:p text:style-name="P4"/>
      <text:p text:style-name="P1"><text:span text:style-name="T1">#define</text:span><text:span text:style-name="T9"> D_IM_IIP_AND_WAIT<text:tab/><text:tab/><text:tab/><text:tab/><text:tab/><text:tab/><text:tab/>(0)<text:tab/><text:tab/></text:span><text:span text:style-name="T28">/**&lt; AND WAIT */</text:span></text:p>
      <text:p text:style-name="P1"><text:span text:style-name="T1">#define</text:span><text:span text:style-name="T9"> D_IM_IIP_OR_WAIT<text:tab/><text:tab/><text:tab/><text:tab/><text:tab/><text:tab/><text:tab/>(1)<text:tab/><text:tab/></text:span><text:span text:style-name="T28">/**&lt; OR WAIT <text:s/>*/</text:span></text:p>
      <text:p text:style-name="P4"/>
      <text:p text:style-name="P1"><text:span text:style-name="T1">#define</text:span><text:span text:style-name="T9"> D_IM_IIP_HIST_MAXCOUNTS<text:tab/><text:tab/><text:tab/><text:tab/><text:tab/><text:tab/>(256)<text:tab/></text:span><text:span text:style-name="T28">/**&lt; Array counts of </text:span><text:span text:style-name="T29">Histgram</text:span><text:span text:style-name="T28"> buffer */</text:span></text:p>
      <text:p text:style-name="P1"><text:span text:style-name="T1">#define</text:span><text:span text:style-name="T9"> D_IM_IIP_HIST_MAXBYTES<text:tab/><text:tab/><text:tab/><text:tab/><text:tab/><text:tab/>(D_IM_IIP_HIST_MAXCOUNTS * </text:span><text:span text:style-name="T1">sizeof</text:span><text:span text:style-name="T9">(ULONG))<text:tab/></text:span><text:span text:style-name="T28">/**&lt; Byte number of </text:span><text:span text:style-name="T29">Histgram</text:span><text:span text:style-name="T28"> buffer */</text:span></text:p>
      <text:p text:style-name="P4"/>
      <text:p text:style-name="P1"><text:span text:style-name="T1">#define</text:span><text:span text:style-name="T9"> D_IM_IIP_LUT_MAXNUM<text:tab/><text:tab/><text:tab/><text:tab/><text:tab/><text:tab/><text:tab/>(1024)<text:tab/></text:span><text:span text:style-name="T28">/**&lt; Array number of LUTRAM */</text:span></text:p>
      <text:p text:style-name="P4"/>
      <text:p text:style-name="P1"><text:span text:style-name="T1">#define</text:span><text:span text:style-name="T9"> Im_IIP_Set_PLDUNIT( pldunit_reg, pldunit_val )<text:tab/>( \</text:span></text:p>
      <text:p text:style-name="P1"><text:span text:style-name="T9"><text:tab/><text:tab/>pldunit_reg.bit.PLDUNIT_SL_LO = Im_IIP_Get_PLDUNIT_Lo( pldunit_val ), \</text:span></text:p>
      <text:p text:style-name="P1"><text:span text:style-name="T9"><text:tab/><text:tab/>pldunit_reg.bit.PLDUNIT_SL_HI = Im_IIP_Get_PLDUNIT_Hi( pldunit_val ) \</text:span></text:p>
      <text:p text:style-name="P1"><text:span text:style-name="T9"><text:tab/><text:tab/>)</text:span></text:p>
      <text:p text:style-name="P4"/>
      <text:p text:style-name="P1"><text:span text:style-name="T28">/** Get Lower 32bit of PLDUNIT value. */</text:span></text:p>
      <text:p text:style-name="P1"><text:span text:style-name="T1">#define</text:span><text:span text:style-name="T9"> Im_IIP_Get_PLDUNIT_Lo( pldunit_val )<text:tab/>( (ULONG)((pldunit_val) &amp; 0xFFFFFFFFULL) )</text:span></text:p>
      <text:p text:style-name="P4"/>
      <text:p text:style-name="P1"><text:soft-page-break/><text:span text:style-name="T28">/** Get Upper 32bit of PLDUNIT value. */</text:span></text:p>
      <text:p text:style-name="P1"><text:span text:style-name="T1">#define</text:span><text:span text:style-name="T9"> Im_IIP_Get_PLDUNIT_Hi( pldunit_val )<text:tab/>( (ULONG)(((pldunit_val) &amp; 0xFFFFFFFF00000000ULL) &gt;&gt; 32) )</text:span></text:p>
      <text:p text:style-name="P4"/>
      <text:p text:style-name="P1"><text:span text:style-name="T28">/** Get PLDUNIT 64bit value from register parameter. */</text:span></text:p>
      <text:p text:style-name="P1"><text:span text:style-name="T1">#define</text:span><text:span text:style-name="T9"> Im_IIP_Get_Reg_PLDUNIT64( pldunit_reg )<text:tab/>( \</text:span></text:p>
      <text:p text:style-name="P1"><text:span text:style-name="T9"><text:tab/><text:tab/>((ULLONG)pldunit_reg.bit.PLDUNIT_LO) &amp; (((ULLONG)pldunit_reg.bit.PLDUNIT_HI) &lt;&lt; 32) \</text:span></text:p>
      <text:p text:style-name="P1"><text:span text:style-name="T9"><text:tab/>)</text:span></text:p>
      <text:p text:style-name="P4"/>
      <text:p text:style-name="P1"><text:span text:style-name="T1">#define</text:span><text:span text:style-name="T9"><text:tab/>D_IM_IIP_IZAFLG_BIT<text:tab/><text:tab/><text:tab/>(1&lt;&lt;0)</text:span></text:p>
      <text:p text:style-name="P1"><text:span text:style-name="T1">#define</text:span><text:span text:style-name="T9"><text:tab/>D_IM_IIP_AXEFLG_BIT<text:tab/><text:tab/><text:tab/>(1&lt;&lt;2)</text:span></text:p>
      <text:p text:style-name="P4"/>
      <text:p text:style-name="P1"><text:span text:style-name="T1">#define</text:span><text:span text:style-name="T9"><text:tab/>D_IM_IIP_SL0FEN_BIT<text:tab/><text:tab/><text:tab/>D_IM_IIP_SL0FF_BIT</text:span></text:p>
      <text:p text:style-name="P1"><text:span text:style-name="T1">#define</text:span><text:span text:style-name="T9"><text:tab/>D_IM_IIP_SL0FF_BIT<text:tab/><text:tab/><text:tab/>(1&lt;&lt;0)</text:span></text:p>
      <text:p text:style-name="P4"/>
      <text:p text:style-name="P1"><text:span text:style-name="T1">#define</text:span><text:span text:style-name="T9"><text:tab/>D_IM_IIP_SL1FF_BIT<text:tab/><text:tab/><text:tab/>(1&lt;&lt;1)</text:span></text:p>
      <text:p text:style-name="P1"><text:span text:style-name="T1">#define</text:span><text:span text:style-name="T9"><text:tab/>D_IM_IIP_SL2FF_BIT<text:tab/><text:tab/><text:tab/>(1&lt;&lt;2)</text:span></text:p>
      <text:p text:style-name="P1"><text:span text:style-name="T1">#define</text:span><text:span text:style-name="T9"><text:tab/>D_IM_IIP_SL3FF_BIT<text:tab/><text:tab/><text:tab/>(1&lt;&lt;3)</text:span></text:p>
      <text:p text:style-name="P1"><text:span text:style-name="T1">#define</text:span><text:span text:style-name="T9"><text:tab/>D_IM_IIP_SL4FF_BIT<text:tab/><text:tab/><text:tab/>(1&lt;&lt;4)</text:span></text:p>
      <text:p text:style-name="P1"><text:span text:style-name="T1">#define</text:span><text:span text:style-name="T9"><text:tab/>D_IM_IIP_SL5FF_BIT<text:tab/><text:tab/><text:tab/>(1&lt;&lt;5)</text:span></text:p>
      <text:p text:style-name="P1"><text:span text:style-name="T1">#define</text:span><text:span text:style-name="T9"><text:tab/>D_IM_IIP_SL6FF_BIT<text:tab/><text:tab/><text:tab/>(1&lt;&lt;6)</text:span></text:p>
      <text:p text:style-name="P1"><text:span text:style-name="T1">#define</text:span><text:span text:style-name="T9"><text:tab/>D_IM_IIP_SL7FF_BIT<text:tab/><text:tab/><text:tab/>(1&lt;&lt;7)</text:span></text:p>
      <text:p text:style-name="P1"><text:span text:style-name="T1">#define</text:span><text:span text:style-name="T9"><text:tab/>D_IM_IIP_SL8FF_BIT<text:tab/><text:tab/><text:tab/>(1&lt;&lt;8)</text:span></text:p>
      <text:p text:style-name="P1"><text:span text:style-name="T1">#define</text:span><text:span text:style-name="T9"><text:tab/>D_IM_IIP_SL0MF_BIT<text:tab/><text:tab/><text:tab/>(1&lt;&lt;16)</text:span></text:p>
      <text:p text:style-name="P1"><text:span text:style-name="T1">#define</text:span><text:span text:style-name="T9"><text:tab/>D_IM_IIP_SL1MF_BIT<text:tab/><text:tab/><text:tab/>(1&lt;&lt;17)</text:span></text:p>
      <text:p text:style-name="P1"><text:span text:style-name="T1">#define</text:span><text:span text:style-name="T9"><text:tab/>D_IM_IIP_SL2MF_BIT<text:tab/><text:tab/><text:tab/>(1&lt;&lt;18)</text:span></text:p>
      <text:p text:style-name="P1"><text:span text:style-name="T1">#define</text:span><text:span text:style-name="T9"><text:tab/>D_IM_IIP_SL3MF_BIT<text:tab/><text:tab/><text:tab/>(1&lt;&lt;19)</text:span></text:p>
      <text:p text:style-name="P1"><text:span text:style-name="T1">#define</text:span><text:span text:style-name="T9"><text:tab/>D_IM_IIP_SL4MF_BIT<text:tab/><text:tab/><text:tab/>(1&lt;&lt;20)</text:span></text:p>
      <text:p text:style-name="P1"><text:span text:style-name="T1">#define</text:span><text:span text:style-name="T9"><text:tab/>D_IM_IIP_SL5MF_BIT<text:tab/><text:tab/><text:tab/>(1&lt;&lt;21)</text:span></text:p>
      <text:p text:style-name="P1"><text:span text:style-name="T1">#define</text:span><text:span text:style-name="T9"><text:tab/>D_IM_IIP_SL6MF_BIT<text:tab/><text:tab/><text:tab/>(1&lt;&lt;22)</text:span></text:p>
      <text:p text:style-name="P1"><text:span text:style-name="T1">#define</text:span><text:span text:style-name="T9"><text:tab/>D_IM_IIP_SL7MF_BIT<text:tab/><text:tab/><text:tab/>(1&lt;&lt;23)</text:span></text:p>
      <text:p text:style-name="P1"><text:span text:style-name="T1">#define</text:span><text:span text:style-name="T9"><text:tab/>D_IM_IIP_SL8MF_BIT<text:tab/><text:tab/><text:tab/>(1&lt;&lt;24)</text:span></text:p>
      <text:p text:style-name="P1"><text:span text:style-name="T1">#define</text:span><text:span text:style-name="T9"><text:tab/>D_IM_IIP_REAF0F_BIT<text:tab/><text:tab/><text:tab/>(1&lt;&lt;0)</text:span></text:p>
      <text:p text:style-name="P1"><text:span text:style-name="T1">#define</text:span><text:span text:style-name="T9"><text:tab/>D_IM_IIP_REAF1F_BIT<text:tab/><text:tab/><text:tab/>(1&lt;&lt;1)</text:span></text:p>
      <text:p text:style-name="P1"><text:span text:style-name="T1">#define</text:span><text:span text:style-name="T9"><text:tab/>D_IM_IIP_REAF2F_BIT<text:tab/><text:tab/><text:tab/>(1&lt;&lt;2)</text:span></text:p>
      <text:p text:style-name="P1"><text:span text:style-name="T1">#define</text:span><text:span text:style-name="T9"><text:tab/>D_IM_IIP_REAF3F_BIT<text:tab/><text:tab/><text:tab/>(1&lt;&lt;3)</text:span></text:p>
      <text:p text:style-name="P1"><text:span text:style-name="T1">#define</text:span><text:span text:style-name="T9"><text:tab/>D_IM_IIP_REFR0F_BIT<text:tab/><text:tab/><text:tab/>(1&lt;&lt;4)</text:span></text:p>
      <text:p text:style-name="P1"><text:span text:style-name="T1">#define</text:span><text:span text:style-name="T9"><text:tab/>D_IM_IIP_REFR1F_BIT<text:tab/><text:tab/><text:tab/>(1&lt;&lt;5)</text:span></text:p>
      <text:p text:style-name="P1"><text:span text:style-name="T1">#define</text:span><text:span text:style-name="T9"><text:tab/>D_IM_IIP_REFLTF_BIT<text:tab/><text:tab/><text:tab/>(1&lt;&lt;6)</text:span></text:p>
      <text:p text:style-name="P4"/>
      <text:p text:style-name="P1"><text:span text:style-name="T28">// INTEN0, INTEN1, INTEN2 Register bits</text:span></text:p>
      <text:p text:style-name="P1"><text:span text:style-name="T1">#define</text:span><text:span text:style-name="T9"><text:tab/>D_IM_IIP_IZAEN_BIT<text:tab/><text:tab/><text:tab/>D_IM_IIP_IZAFLG_BIT</text:span></text:p>
      <text:p text:style-name="P1"><text:span text:style-name="T1">#define</text:span><text:span text:style-name="T9"><text:tab/>D_IM_IIP_AXEEN_BIT<text:tab/><text:tab/><text:tab/>D_IM_IIP_AXEFLG_BIT</text:span></text:p>
      <text:p text:style-name="P4"/>
      <text:p text:style-name="P1"><text:span text:style-name="T1">#define</text:span><text:span text:style-name="T9"><text:tab/>D_IM_IIP_SL1FEN_BIT<text:tab/><text:tab/><text:tab/>D_IM_IIP_SL1FF_BIT</text:span></text:p>
      <text:p text:style-name="P1"><text:span text:style-name="T1">#define</text:span><text:span text:style-name="T9"><text:tab/>D_IM_IIP_SL2FEN_BIT<text:tab/><text:tab/><text:tab/>D_IM_IIP_SL2FF_BIT</text:span></text:p>
      <text:p text:style-name="P1"><text:span text:style-name="T1">#define</text:span><text:span text:style-name="T9"><text:tab/>D_IM_IIP_SL3FEN_BIT<text:tab/><text:tab/><text:tab/>D_IM_IIP_SL3FF_BIT</text:span></text:p>
      <text:p text:style-name="P1"><text:span text:style-name="T1">#define</text:span><text:span text:style-name="T9"><text:tab/>D_IM_IIP_SL4FEN_BIT<text:tab/><text:tab/><text:tab/>D_IM_IIP_SL4FF_BIT</text:span></text:p>
      <text:p text:style-name="P1"><text:span text:style-name="T1">#define</text:span><text:span text:style-name="T9"><text:tab/>D_IM_IIP_SL5FEN_BIT<text:tab/><text:tab/><text:tab/>D_IM_IIP_SL5FF_BIT</text:span></text:p>
      <text:p text:style-name="P1"><text:span text:style-name="T1">#define</text:span><text:span text:style-name="T9"><text:tab/>D_IM_IIP_SL6FEN_BIT<text:tab/><text:tab/><text:tab/>D_IM_IIP_SL6FF_BIT</text:span></text:p>
      <text:p text:style-name="P1"><text:span text:style-name="T1">#define</text:span><text:span text:style-name="T9"><text:tab/>D_IM_IIP_SL7FEN_BIT<text:tab/><text:tab/><text:tab/>D_IM_IIP_SL7FF_BIT</text:span></text:p>
      <text:p text:style-name="P1"><text:span text:style-name="T1">#define</text:span><text:span text:style-name="T9"><text:tab/>D_IM_IIP_SL8FEN_BIT<text:tab/><text:tab/><text:tab/>D_IM_IIP_SL8FF_BIT</text:span></text:p>
      <text:p text:style-name="P1"><text:span text:style-name="T1">#define</text:span><text:span text:style-name="T9"><text:tab/>D_IM_IIP_SL0MEN_BIT<text:tab/><text:tab/><text:tab/>D_IM_IIP_SL0MF_BIT</text:span></text:p>
      <text:p text:style-name="P1"><text:span text:style-name="T1">#define</text:span><text:span text:style-name="T9"><text:tab/>D_IM_IIP_SL1MEN_BIT<text:tab/><text:tab/><text:tab/>D_IM_IIP_SL1MF_BIT</text:span></text:p>
      <text:p text:style-name="P1"><text:span text:style-name="T1">#define</text:span><text:span text:style-name="T9"><text:tab/>D_IM_IIP_SL2MEN_BIT<text:tab/><text:tab/><text:tab/>D_IM_IIP_SL2MF_BIT</text:span></text:p>
      <text:p text:style-name="P1"><text:soft-page-break/><text:span text:style-name="T1">#define</text:span><text:span text:style-name="T9"><text:tab/>D_IM_IIP_SL3MEN_BIT<text:tab/><text:tab/><text:tab/>D_IM_IIP_SL3MF_BIT</text:span></text:p>
      <text:p text:style-name="P1"><text:span text:style-name="T1">#define</text:span><text:span text:style-name="T9"><text:tab/>D_IM_IIP_SL4MEN_BIT<text:tab/><text:tab/><text:tab/>D_IM_IIP_SL4MF_BIT</text:span></text:p>
      <text:p text:style-name="P1"><text:span text:style-name="T1">#define</text:span><text:span text:style-name="T9"><text:tab/>D_IM_IIP_SL5MEN_BIT<text:tab/><text:tab/><text:tab/>D_IM_IIP_SL5MF_BIT</text:span></text:p>
      <text:p text:style-name="P1"><text:span text:style-name="T1">#define</text:span><text:span text:style-name="T9"><text:tab/>D_IM_IIP_SL6MEN_BIT<text:tab/><text:tab/><text:tab/>D_IM_IIP_SL6MF_BIT</text:span></text:p>
      <text:p text:style-name="P1"><text:span text:style-name="T1">#define</text:span><text:span text:style-name="T9"><text:tab/>D_IM_IIP_SL7MEN_BIT<text:tab/><text:tab/><text:tab/>D_IM_IIP_SL7MF_BIT</text:span></text:p>
      <text:p text:style-name="P1"><text:span text:style-name="T1">#define</text:span><text:span text:style-name="T9"><text:tab/>D_IM_IIP_SL8MEN_BIT<text:tab/><text:tab/><text:tab/>D_IM_IIP_SL8MF_BIT</text:span></text:p>
      <text:p text:style-name="P1"><text:span text:style-name="T1">#define</text:span><text:span text:style-name="T9"><text:tab/>D_IM_IIP_REAF0E_BIT<text:tab/><text:tab/><text:tab/>D_IM_IIP_REAF0F_BIT</text:span></text:p>
      <text:p text:style-name="P1"><text:span text:style-name="T1">#define</text:span><text:span text:style-name="T9"><text:tab/>D_IM_IIP_REAF1E_BIT<text:tab/><text:tab/><text:tab/>D_IM_IIP_REAF1F_BIT</text:span></text:p>
      <text:p text:style-name="P1"><text:span text:style-name="T1">#define</text:span><text:span text:style-name="T9"><text:tab/>D_IM_IIP_REAF2E_BIT<text:tab/><text:tab/><text:tab/>D_IM_IIP_REAF2F_BIT</text:span></text:p>
      <text:p text:style-name="P1"><text:span text:style-name="T1">#define</text:span><text:span text:style-name="T9"><text:tab/>D_IM_IIP_REAF3E_BIT<text:tab/><text:tab/><text:tab/>D_IM_IIP_REAF3F_BIT</text:span></text:p>
      <text:p text:style-name="P1"><text:span text:style-name="T1">#define</text:span><text:span text:style-name="T9"><text:tab/>D_IM_IIP_REFR0E_BIT<text:tab/><text:tab/><text:tab/>D_IM_IIP_REFR0F_BIT</text:span></text:p>
      <text:p text:style-name="P1"><text:span text:style-name="T1">#define</text:span><text:span text:style-name="T9"><text:tab/>D_IM_IIP_REFR1E_BIT<text:tab/><text:tab/><text:tab/>D_IM_IIP_REFR1F_BIT</text:span></text:p>
      <text:p text:style-name="P1"><text:span text:style-name="T1">#define</text:span><text:span text:style-name="T9"><text:tab/>D_IM_IIP_REFLTE_BIT<text:tab/><text:tab/><text:tab/>D_IM_IIP_REFLTF_BIT</text:span></text:p>
      <text:p text:style-name="P4"/>
      <text:p text:style-name="P1"><text:span text:style-name="T1">#define</text:span><text:span text:style-name="T9"><text:tab/>D_IM_IIP_TRUE<text:tab/><text:tab/>(1)</text:span></text:p>
      <text:p text:style-name="P1"><text:span text:style-name="T1">#define</text:span><text:span text:style-name="T9"><text:tab/>D_IM_IIP_FALSE<text:tab/><text:tab/>(0)</text:span></text:p>
      <text:p text:style-name="P1"><text:span text:style-name="T1">#define</text:span><text:span text:style-name="T9"> im_iip_roundup_8(val)<text:tab/><text:tab/><text:tab/>(((UINT32)(val) + 7) &amp; 0xFFFFFFF8)</text:span></text:p>
      <text:p text:style-name="P1"><text:span text:style-name="T1">#define</text:span><text:span text:style-name="T9"> im_iip_get_fixed_point(val)<text:tab/><text:tab/>( (INT32)((DOUBLE)(val) * D_IM_IIP_PARAM_AFN_VAL_1_0) )</text:span></text:p>
      <text:p text:style-name="P1"><text:span text:style-name="T1">#define</text:span><text:span text:style-name="T9"> im_iip_util_conv_unitid_to_pldunit(unit_id)<text:tab/><text:tab/>(1ULL &lt;&lt; (unit_id))</text:span></text:p>
      <text:p text:style-name="P4"/>
      <text:p text:style-name="P1"><text:span text:style-name="T1">#define</text:span><text:span text:style-name="T9"><text:tab/>D_IM_IIP_UTIL_ORIGIN<text:tab/><text:tab/><text:tab/><text:tab/><text:tab/>(0x00)</text:span></text:p>
      <text:p text:style-name="P1"><text:span text:style-name="T1">#define</text:span><text:span text:style-name="T9"><text:tab/>D_IM_IIP_UTIL_TOPRIGHT<text:tab/><text:tab/><text:tab/><text:tab/><text:tab/>(0x01)</text:span></text:p>
      <text:p text:style-name="P1"><text:span text:style-name="T1">#define</text:span><text:span text:style-name="T9"><text:tab/>D_IM_IIP_UTIL_BOTTOMLEFT<text:tab/><text:tab/><text:tab/><text:tab/>(0x02)</text:span></text:p>
      <text:p text:style-name="P1"><text:span text:style-name="T1">#define</text:span><text:span text:style-name="T9"><text:tab/>D_IM_IIP_UTIL_BOTTOMRIGHT<text:tab/><text:tab/><text:tab/><text:tab/>(0x03)</text:span></text:p>
      <text:p text:style-name="P1"><text:span text:style-name="T1">#define</text:span><text:span text:style-name="T9"><text:tab/>D_IM_IIP_UNITPARAM_BASEADDR<text:tab/><text:tab/>(0x10000)</text:span></text:p>
      <text:p text:style-name="P1"><text:span text:style-name="T1">#define</text:span><text:span text:style-name="T9"><text:tab/>D_IM_IIP_UNITPARAM_SIZE_ERROR<text:tab/>(0x000)</text:span></text:p>
      <text:p text:style-name="P4"/>
      <text:p text:style-name="P1"><text:span text:style-name="T1">#define</text:span><text:span text:style-name="T9"> D_IM_IIP_NUM_CPU_CORES<text:tab/><text:tab/><text:tab/>(4)</text:span></text:p>
      <text:p text:style-name="P1"><text:span text:style-name="T1">#define</text:span><text:span text:style-name="T9"> D_IM_IIP_RECURSIVE_COUNT_MAX<text:tab/>(0xFFFFFFFF)</text:span></text:p>
      <text:p text:style-name="P1"><text:span text:style-name="T1">#define</text:span><text:span text:style-name="T9"> D_IM_IIP_SRAM_WAIT_USEC<text:tab/><text:tab/><text:tab/>(1)</text:span></text:p>
      <text:p text:style-name="P4"/>
      <text:p text:style-name="P1"><text:span text:style-name="T1">#define</text:span><text:span text:style-name="T9"><text:tab/>D_IM_IIP_STOPPED<text:tab/><text:tab/><text:tab/>(2)</text:span></text:p>
      <text:p text:style-name="P4"/>
      <text:p text:style-name="P1"><text:span text:style-name="T1">#define</text:span><text:span text:style-name="T9"> im_iip_wait_usec( usec )<text:tab/><text:tab/><text:tab/><text:tab/>Dd_ARM_Wait_ns( (usec) * 1000 )</text:span></text:p>
      <text:p text:style-name="P1"><text:span text:style-name="T1">#define</text:span><text:span text:style-name="T9"> Im_IIP_Dsb()<text:tab/>Dd_ARM_Dsb_Pou()</text:span></text:p>
      <text:p text:style-name="P1"><text:span text:style-name="T1">#define</text:span><text:span text:style-name="T9"><text:tab/>D_IM_IIP_FLG_USED_BIT_PATTERN<text:tab/><text:tab/>(0x7FFFFFF)</text:span></text:p>
      <text:p text:style-name="P1"><text:span text:style-name="T1">#define</text:span><text:span text:style-name="T9"><text:tab/>D_IM_IIP_SWTRG_STOPPED<text:tab/><text:tab/>(2)</text:span></text:p>
      <text:p text:style-name="P1"><text:span text:style-name="T1">#define</text:span><text:span text:style-name="T9"> D_IM_IIP_TRIG_STOP_CHK_RETRY_COUNT<text:tab/>(1000)</text:span></text:p>
      <text:p text:style-name="P1"><text:span text:style-name="T1">typedef</text:span><text:span text:style-name="T9"> </text:span><text:span text:style-name="T1">struct</text:span><text:span text:style-name="T9"> <text:tab/><text:tab/><text:tab/><text:tab/>_ImIipDefine </text:span><text:span text:style-name="T19">ImIipDefine</text:span><text:span text:style-name="T9">;</text:span></text:p>
      <text:p text:style-name="P1"><text:span text:style-name="T1">typedef</text:span><text:span text:style-name="T9"> </text:span><text:span text:style-name="T1">struct</text:span><text:span text:style-name="T9"> <text:tab/><text:tab/><text:tab/><text:tab/>_ImIipDefinePrivate </text:span><text:span text:style-name="T19">ImIipDefinePrivate</text:span><text:span text:style-name="T9">;</text:span></text:p>
      <text:p text:style-name="P1"><text:span text:style-name="T28">// HISTGRAM</text:span></text:p>
      <text:p text:style-name="P1"><text:span text:style-name="T1">#define</text:span><text:span text:style-name="T9"> D_IM_IIP_NUM_HISTGRAM<text:tab/><text:tab/>(256)</text:span></text:p>
      <text:p text:style-name="P1"><text:span text:style-name="T1">#define</text:span><text:span text:style-name="T9"> D_IM_IIP_HISTGRAM_BYTES<text:tab/><text:tab/>(D_IM_IIP_NUM_HISTGRAM *4)</text:span></text:p>
      <text:p text:style-name="P4"/>
      <text:p text:style-name="P1"><text:span text:style-name="T28">// Maximum value</text:span></text:p>
      <text:p text:style-name="P1"><text:span text:style-name="T1">#define</text:span><text:span text:style-name="T9"><text:tab/>D_IM_IIP_MAX_PIXID<text:tab/><text:tab/><text:tab/>(12)</text:span></text:p>
      <text:p text:style-name="P1"><text:span text:style-name="T1">#define</text:span><text:span text:style-name="T9"> D_IM_IIP_MAX_LUTRAM_TYPE<text:tab/>(6)<text:tab/><text:tab/><text:tab/></text:span><text:span text:style-name="T28">// A~F</text:span></text:p>
      <text:p text:style-name="P1"><text:span text:style-name="T1">#define</text:span><text:span text:style-name="T9"> D_IM_IIP_MAX_LUTRAM_RESOL<text:tab/>(1024)<text:tab/><text:tab/></text:span><text:span text:style-name="T28">// 0~1023</text:span></text:p>
      <text:p text:style-name="P4"/>
      <text:p text:style-name="P1"><text:span text:style-name="T1">#define</text:span><text:span text:style-name="T9"> im_iip_get_reg_signed_a( val, reg, type, member )<text:tab/><text:tab/>{ \</text:span></text:p>
      <text:p text:style-name="P1"><text:span text:style-name="T9"><text:tab/><text:tab/><text:tab/>type work = { .word[0] = 0UL }; \</text:span></text:p>
      <text:p text:style-name="P1"><text:span text:style-name="T9"><text:tab/><text:tab/><text:tab/>work.bit.member = -1L; \</text:span></text:p>
      <text:p text:style-name="P1"><text:span text:style-name="T9"><text:tab/><text:tab/><text:tab/></text:span><text:span text:style-name="T1">if</text:span><text:span text:style-name="T9">( ((work.bit.member) == 0xFFFFFFFFUL) || ((reg.bit.member) &lt;= ((work.bit.member) /2)) ) { \</text:span></text:p>
      <text:p text:style-name="P1"><text:span text:style-name="T9"><text:tab/><text:tab/><text:tab/><text:tab/>(val) = reg.bit.member; \</text:span></text:p>
      <text:p text:style-name="P1"><text:soft-page-break/><text:span text:style-name="T9"><text:tab/><text:tab/><text:tab/>} \</text:span></text:p>
      <text:p text:style-name="P1"><text:span text:style-name="T9"><text:tab/><text:tab/><text:tab/></text:span><text:span text:style-name="T1">else</text:span><text:span text:style-name="T9"> { \</text:span></text:p>
      <text:p text:style-name="P1"><text:span text:style-name="T9"><text:tab/><text:tab/><text:tab/><text:tab/>(val) = -(work.bit.member - reg.bit.member +1); \</text:span></text:p>
      <text:p text:style-name="P1"><text:span text:style-name="T9"><text:tab/><text:tab/><text:tab/>} \</text:span></text:p>
      <text:p text:style-name="P1"><text:span text:style-name="T9"><text:tab/><text:tab/><text:tab/>im_iip_check_reg_type( (reg), work ); </text:span><text:span text:style-name="T28">/* The structure type matching check. */</text:span><text:span text:style-name="T9"> \</text:span></text:p>
      <text:p text:style-name="P1"><text:span text:style-name="T9"><text:tab/><text:tab/>}</text:span></text:p>
      <text:p text:style-name="P4"/>
      <text:p text:style-name="P1"><text:span text:style-name="T1">#ifdef</text:span><text:span text:style-name="T9"> CO_IIP_DEBUG_PRINT_FUNC</text:span></text:p>
      <text:p text:style-name="P1"><text:span text:style-name="T1">#define</text:span><text:span text:style-name="T9"> Im_IIP_Print_Pcdbg<text:tab/>Ddim_Print</text:span></text:p>
      <text:p text:style-name="P1"><text:span text:style-name="T1">#else</text:span></text:p>
      <text:p text:style-name="P1"><text:span text:style-name="T1">#define</text:span><text:span text:style-name="T9"> Im_IIP_Print_Pcdbg(dmy)</text:span></text:p>
      <text:p text:style-name="P1"><text:span text:style-name="T1">#endif</text:span></text:p>
      <text:p text:style-name="P4"/>
      <text:p text:style-name="P1"><text:span text:style-name="T1">#ifdef</text:span><text:span text:style-name="T9"> CO_IIP_REG_TYPE_CHECK</text:span></text:p>
      <text:p text:style-name="P1"><text:span text:style-name="T1">#define</text:span><text:span text:style-name="T9"> im_iip_check_reg_type( dst, src )<text:tab/>(dst) = (src);</text:span></text:p>
      <text:p text:style-name="P1"><text:span text:style-name="T1">#else</text:span></text:p>
      <text:p text:style-name="P1"><text:span text:style-name="T1">#define</text:span><text:span text:style-name="T9"> im_iip_check_reg_type( dst, src )</text:span></text:p>
      <text:p text:style-name="P1"><text:span text:style-name="T1">#endif</text:span></text:p>
      <text:p text:style-name="P4"/>
      <text:p text:style-name="P1"><text:span text:style-name="T1">#define</text:span><text:span text:style-name="T9"> im_xxx_get_reg_signed( val, reg, type, member )<text:tab/><text:tab/>{ \</text:span></text:p>
      <text:p text:style-name="P1"><text:span text:style-name="T9"><text:tab/><text:tab/><text:tab/>type work = { .word = 0UL }; \</text:span></text:p>
      <text:p text:style-name="P1"><text:span text:style-name="T9"><text:tab/><text:tab/><text:tab/>work.bit.member = -1L; \</text:span></text:p>
      <text:p text:style-name="P1"><text:span text:style-name="T9"><text:tab/><text:tab/><text:tab/></text:span><text:span text:style-name="T1">if</text:span><text:span text:style-name="T9">( ((work.bit.member) == 0xFFFFFFFFUL) || ((reg.bit.member) &lt;= ((work.bit.member) /2)) ) { \</text:span></text:p>
      <text:p text:style-name="P1"><text:span text:style-name="T9"><text:tab/><text:tab/><text:tab/><text:tab/>(val) = reg.bit.member; \</text:span></text:p>
      <text:p text:style-name="P1"><text:span text:style-name="T9"><text:tab/><text:tab/><text:tab/>} \</text:span></text:p>
      <text:p text:style-name="P1"><text:span text:style-name="T9"><text:tab/><text:tab/><text:tab/></text:span><text:span text:style-name="T1">else</text:span><text:span text:style-name="T9"> { \</text:span></text:p>
      <text:p text:style-name="P1"><text:span text:style-name="T9"><text:tab/><text:tab/><text:tab/><text:tab/>(val) = -(work.bit.member - reg.bit.member +1); \</text:span></text:p>
      <text:p text:style-name="P1"><text:span text:style-name="T9"><text:tab/><text:tab/><text:tab/>} \</text:span></text:p>
      <text:p text:style-name="P1"><text:span text:style-name="T9"><text:tab/><text:tab/><text:tab/>im_iip_check_reg_type( (reg), work ); </text:span><text:span text:style-name="T28">/* The structure type matching check. */</text:span><text:span text:style-name="T9"> \</text:span></text:p>
      <text:p text:style-name="P1"><text:span text:style-name="T9"><text:tab/><text:tab/>}</text:span></text:p>
      <text:p text:style-name="P4"/>
      <text:p text:style-name="P1"><text:span text:style-name="T28">// Set signed Bit field value from signed variable.</text:span></text:p>
      <text:p text:style-name="P1"><text:span text:style-name="T1">#define</text:span><text:span text:style-name="T9"> im_iip_set_reg_signed_a( reg, type, member, val )<text:tab/><text:tab/>\</text:span></text:p>
      <text:p text:style-name="P1"><text:span text:style-name="T9"><text:tab/><text:tab/>{ \</text:span></text:p>
      <text:p text:style-name="P1"><text:span text:style-name="T9"><text:tab/><text:tab/><text:tab/>type work = { .word[0] = 0UL }; \</text:span></text:p>
      <text:p text:style-name="P1"><text:span text:style-name="T9"><text:tab/><text:tab/><text:tab/>work.bit.member = (val); \</text:span></text:p>
      <text:p text:style-name="P1"><text:span text:style-name="T9"><text:tab/><text:tab/><text:tab/>(reg).bit.member = work.bit.member; \</text:span></text:p>
      <text:p text:style-name="P1"><text:span text:style-name="T9"><text:tab/><text:tab/><text:tab/>im_iip_check_reg_type( work, (reg) );<text:tab/></text:span><text:span text:style-name="T28">/* The structure type matching check. */</text:span><text:span text:style-name="T9"> \</text:span></text:p>
      <text:p text:style-name="P1"><text:span text:style-name="T9"><text:tab/><text:tab/>}</text:span></text:p>
      <text:p text:style-name="P4"/>
      <text:p text:style-name="P1"><text:span text:style-name="T28">// Unit Parameter [debug function]</text:span></text:p>
      <text:p text:style-name="P1"><text:span text:style-name="T1">#define</text:span><text:span text:style-name="T9"><text:tab/>D_IM_IIP_UNITPARAM_SIZE_LD<text:tab/><text:tab/>(0x040)</text:span></text:p>
      <text:p text:style-name="P1"><text:span text:style-name="T1">#define</text:span><text:span text:style-name="T9"><text:tab/>D_IM_IIP_UNITPARAM_SIZE_CFL<text:tab/><text:tab/>(0x020)</text:span></text:p>
      <text:p text:style-name="P1"><text:span text:style-name="T1">#define</text:span><text:span text:style-name="T9"><text:tab/>D_IM_IIP_UNITPARAM_SIZE_GPC<text:tab/><text:tab/>(0x01C)</text:span></text:p>
      <text:p text:style-name="P1"><text:span text:style-name="T1">#define</text:span><text:span text:style-name="T9"><text:tab/>D_IM_IIP_UNITPARAM_SIZE_CSC<text:tab/><text:tab/>(0x060)</text:span></text:p>
      <text:p text:style-name="P1"><text:span text:style-name="T1">#define</text:span><text:span text:style-name="T9"><text:tab/>D_IM_IIP_UNITPARAM_SIZE_AFN<text:tab/><text:tab/>(0x070)</text:span></text:p>
      <text:p text:style-name="P1"><text:span text:style-name="T1">#define</text:span><text:span text:style-name="T9"><text:tab/>D_IM_IIP_UNITPARAM_SIZE_FRECT<text:tab/>(0x070)</text:span></text:p>
      <text:p text:style-name="P1"><text:span text:style-name="T1">#define</text:span><text:span text:style-name="T9"><text:tab/>D_IM_IIP_UNITPARAM_SIZE_MON<text:tab/><text:tab/>(0x060)</text:span></text:p>
      <text:p text:style-name="P1"><text:span text:style-name="T1">#define</text:span><text:span text:style-name="T9"><text:tab/>D_IM_IIP_UNITPARAM_SIZE_BLEND<text:tab/>(0x0DC)</text:span></text:p>
      <text:p text:style-name="P1"><text:span text:style-name="T1">#define</text:span><text:span text:style-name="T9"><text:tab/>D_IM_IIP_UNITPARAM_SIZE_SL<text:tab/><text:tab/>(0x3A0)</text:span></text:p>
      <text:p text:style-name="P1"><text:span text:style-name="T1">#define</text:span><text:span text:style-name="T9"><text:tab/>D_IM_IIP_UNITPARAM_SIZE_LUT<text:tab/><text:tab/>(0x0E0)</text:span></text:p>
      <text:p text:style-name="P4"/>
      <text:p text:style-name="P1"><text:span text:style-name="T1">#define</text:span><text:span text:style-name="T9"><text:tab/>D_IM_IIP_UNITPARAM_SIZE_MFT<text:tab/><text:tab/>(0x020)</text:span></text:p>
      <text:p text:style-name="P4"/>
      <text:p text:style-name="P1"><text:soft-page-break/><text:span text:style-name="T1">#define</text:span><text:span text:style-name="T9"><text:tab/>D_IM_IIP_UNITPARAM_SIZE_FLT<text:tab/><text:tab/>(0x240)</text:span></text:p>
      <text:p text:style-name="P4"/>
      <text:p text:style-name="P1"><text:span text:style-name="T28">// IZACTL1.bit.TRG</text:span></text:p>
      <text:p text:style-name="P1"><text:span text:style-name="T1">#define</text:span><text:span text:style-name="T9"><text:tab/>D_IM_IIP_STOP<text:tab/><text:tab/><text:tab/><text:tab/>(0)</text:span></text:p>
      <text:p text:style-name="P1"><text:span text:style-name="T1">#define</text:span><text:span text:style-name="T9"><text:tab/>D_IM_IIP_START<text:tab/><text:tab/><text:tab/><text:tab/>(1)</text:span></text:p>
      <text:p text:style-name="P4"/>
      <text:p text:style-name="P1"><text:span text:style-name="T28">// UNITINFTBL0.bit.SWTRG</text:span></text:p>
      <text:p text:style-name="P1"><text:span text:style-name="T1">#define</text:span><text:span text:style-name="T9"><text:tab/>D_IM_IIP_SWTRG_START<text:tab/><text:tab/>(1)</text:span></text:p>
      <text:p text:style-name="P4"/>
      <text:p text:style-name="P1"><text:span text:style-name="T1">#define</text:span><text:span text:style-name="T9"><text:tab/>D_IM_IIP_SWTRG_RUNNING<text:tab/><text:tab/>(3)</text:span></text:p>
      <text:p text:style-name="P4"/>
      <text:p text:style-name="P1"><text:span text:style-name="T1">#define</text:span><text:span text:style-name="T9"> Im_IIP_Dmb()<text:tab/>Dd_ARM_Dmb_Pou()</text:span></text:p>
      <text:p text:style-name="P10"/>
      <text:p text:style-name="P10"/>
      <text:p text:style-name="P10"/>
      <text:p text:style-name="P10"/>
      <text:p text:style-name="P10"/>
      <text:p text:style-name="P21"><text:span text:style-name="T35">imiipstruct.h</text:span><text:span text:style-name="T27">:宏定义：修改思路为：</text:span><text:span text:style-name="T9">ImIipStruct_</text:span><text:span text:style-name="T26">加上具体宏名全部大写中间用下划线分割</text:span></text:p>
      <text:p text:style-name="P21"><text:span text:style-name="T26">例如：</text:span><text:span text:style-name="T6">#define</text:span><text:span text:style-name="T16"> D_IM_IIP_UNIT_LD_MAXNUM<text:tab/>(8)</text:span></text:p>
      <text:p text:style-name="P21"><text:span text:style-name="T16">修改为：</text:span><text:span text:style-name="T6">#define </text:span><text:span text:style-name="T16">ImIipStruct_D_IM_IIP_UNIT_LD_MAXNUM<text:tab/>(8)</text:span></text:p>
      <text:p text:style-name="P21"/>
      <text:p text:style-name="P21"/>
      <text:p text:style-name="P21"/>
      <text:p text:style-name="P21"><text:span text:style-name="T1">#ifndef</text:span><text:span text:style-name="T9"> CO_IIP_DEBUG_CLK_DISABLE</text:span></text:p>
      <text:p text:style-name="P1"><text:span text:style-name="T1">#if</text:span><text:span text:style-name="T9"> defined(CO_ACT_CLOCK) || defined(CO_ACT_IMAGE_CLOCK)</text:span></text:p>
      <text:p text:style-name="P1"><text:span text:style-name="T1">#<text:tab/>define</text:span><text:span text:style-name="T9"> CO_ACT_IIPCLK</text:span></text:p>
      <text:p text:style-name="P1"><text:span text:style-name="T1">#endif</text:span></text:p>
      <text:p text:style-name="P1"><text:span text:style-name="T1">#if</text:span><text:span text:style-name="T9"> defined(CO_ACT_ICLOCK) || defined(CO_ACT_IMAGE_ICLOCK)</text:span></text:p>
      <text:p text:style-name="P1"><text:span text:style-name="T1">#<text:tab/>define</text:span><text:span text:style-name="T9"> CO_ACT_IIP_ICLK</text:span></text:p>
      <text:p text:style-name="P1"><text:span text:style-name="T1">#endif</text:span></text:p>
      <text:p text:style-name="P1"><text:span text:style-name="T1">#if</text:span><text:span text:style-name="T9"> defined(CO_ACT_HCLOCK) || defined(CO_ACT_IMAGE_HCLOCK)</text:span></text:p>
      <text:p text:style-name="P1"><text:span text:style-name="T1">#<text:tab/>define</text:span><text:span text:style-name="T9"> CO_ACT_IIP_HCLK</text:span></text:p>
      <text:p text:style-name="P1"><text:span text:style-name="T1">#endif</text:span></text:p>
      <text:p text:style-name="P1"><text:span text:style-name="T1">#if</text:span><text:span text:style-name="T9"> defined(CO_ACT_PCLOCK) || defined(CO_ACT_IMAGE_PCLOCK)</text:span></text:p>
      <text:p text:style-name="P1"><text:span text:style-name="T1">#<text:tab/>define</text:span><text:span text:style-name="T9"> CO_ACT_IIP_PCLK</text:span></text:p>
      <text:p text:style-name="P1"><text:span text:style-name="T1">#endif</text:span></text:p>
      <text:p text:style-name="P1"><text:span text:style-name="T1">#endif</text:span></text:p>
      <text:p text:style-name="P4"/>
      <text:p text:style-name="P1"><text:span text:style-name="T28">// Debug option</text:span></text:p>
      <text:p text:style-name="P1"><text:span text:style-name="T1">#ifdef</text:span><text:span text:style-name="T9"> CO_IIP_DEBUG</text:span></text:p>
      <text:p text:style-name="P1"><text:span text:style-name="T1">#<text:tab/>ifndef</text:span><text:span text:style-name="T9"> CO_PARAM_CHECK</text:span></text:p>
      <text:p text:style-name="P1"><text:span text:style-name="T1">#<text:tab/><text:tab/>define</text:span><text:span text:style-name="T9"> CO_PARAM_CHECK</text:span></text:p>
      <text:p text:style-name="P1"><text:span text:style-name="T1">#<text:tab/>endif</text:span></text:p>
      <text:p text:style-name="P1"><text:span text:style-name="T1">#<text:tab/>ifndef</text:span><text:span text:style-name="T9"> CO_IIP_DEBUG_CLK_DISABLE</text:span></text:p>
      <text:p text:style-name="P1"><text:span text:style-name="T1">#<text:tab/><text:tab/>ifndef</text:span><text:span text:style-name="T9"> CO_ACT_IIPCLK</text:span></text:p>
      <text:p text:style-name="P1"><text:span text:style-name="T1">#<text:tab/><text:tab/><text:tab/>define</text:span><text:span text:style-name="T9"> CO_ACT_IIPCLK</text:span></text:p>
      <text:p text:style-name="P1"><text:span text:style-name="T1">#<text:tab/><text:tab/>endif</text:span></text:p>
      <text:p text:style-name="P1"><text:span text:style-name="T1">#<text:tab/><text:tab/>ifndef</text:span><text:span text:style-name="T9"> CO_ACT_IIP_HCLK</text:span></text:p>
      <text:p text:style-name="P1"><text:span text:style-name="T1">#<text:tab/><text:tab/><text:tab/>define</text:span><text:span text:style-name="T9"> CO_ACT_IIP_HCLK</text:span></text:p>
      <text:p text:style-name="P1"><text:span text:style-name="T1">#<text:tab/><text:tab/>endif</text:span></text:p>
      <text:p text:style-name="P1"><text:span text:style-name="T1">#<text:tab/><text:tab/>ifndef</text:span><text:span text:style-name="T9"> CO_ACT_IIP_PCLK</text:span></text:p>
      <text:p text:style-name="P1"><text:span text:style-name="T1">#<text:tab/><text:tab/><text:tab/>define</text:span><text:span text:style-name="T9"> CO_ACT_IIP_PCLK</text:span></text:p>
      <text:p text:style-name="P1"><text:span text:style-name="T1">#<text:tab/><text:tab/>endif</text:span></text:p>
      <text:p text:style-name="P1"><text:span text:style-name="T1">#<text:tab/>endif</text:span></text:p>
      <text:p text:style-name="P1"><text:soft-page-break/><text:span text:style-name="T1">#endif</text:span></text:p>
      <text:p text:style-name="P4"/>
      <text:p text:style-name="P1"><text:span text:style-name="T1">#define</text:span><text:span text:style-name="T9"> D_IM_IIP_UNIT_LD_MAXNUM<text:tab/><text:tab/><text:tab/><text:tab/><text:tab/><text:tab/>(8)<text:tab/><text:tab/></text:span><text:span text:style-name="T28">/**&lt; Loader Unit number */</text:span></text:p>
      <text:p text:style-name="P1"><text:span text:style-name="T1">#define</text:span><text:span text:style-name="T9"> D_IM_IIP_UNIT_AFN_MAXNUM<text:tab/><text:tab/><text:tab/><text:tab/><text:tab/>(4)<text:tab/><text:tab/></text:span><text:span text:style-name="T28">/**&lt; AFN Unit number */</text:span></text:p>
      <text:p text:style-name="P1"><text:span text:style-name="T1">#define</text:span><text:span text:style-name="T9"> D_IM_IIP_UNIT_FRECT_MAXNUM<text:tab/><text:tab/><text:tab/><text:tab/><text:tab/>(2)<text:tab/><text:tab/></text:span><text:span text:style-name="T28">/**&lt; FRECT Unit number */</text:span></text:p>
      <text:p text:style-name="P1"><text:span text:style-name="T1">#define</text:span><text:span text:style-name="T9"> D_IM_IIP_UNIT_SL_MAXNUM<text:tab/><text:tab/><text:tab/><text:tab/><text:tab/><text:tab/>(9)<text:tab/><text:tab/></text:span><text:span text:style-name="T28">/**&lt; SL Unit number */</text:span></text:p>
      <text:p text:style-name="P1"><text:span text:style-name="T1">#define</text:span><text:span text:style-name="T9"> D_IM_IIP_UNIT_CSC_MAXNUM<text:tab/><text:tab/><text:tab/><text:tab/><text:tab/>(4)<text:tab/><text:tab/></text:span><text:span text:style-name="T28">/**&lt; CSC Unit number */</text:span></text:p>
      <text:p text:style-name="P1"><text:span text:style-name="T1">#define</text:span><text:span text:style-name="T9"> D_IM_IIP_UNIT_CFL_MAXNUM<text:tab/><text:tab/><text:tab/><text:tab/><text:tab/>(1)<text:tab/><text:tab/></text:span><text:span text:style-name="T28">/**&lt; CFC Unit number */</text:span></text:p>
      <text:p text:style-name="P1"><text:span text:style-name="T1">#define</text:span><text:span text:style-name="T9"> D_IM_IIP_UNIT_BLEND_MAXNUM<text:tab/><text:tab/><text:tab/><text:tab/><text:tab/>(2)<text:tab/><text:tab/></text:span><text:span text:style-name="T28">/**&lt; BLEND Unit number */</text:span></text:p>
      <text:p text:style-name="P1"><text:span text:style-name="T1">#define</text:span><text:span text:style-name="T9"> D_IM_IIP_CACHE_MAXNUM<text:tab/><text:tab/><text:tab/><text:tab/><text:tab/><text:tab/>(3)<text:tab/><text:tab/></text:span><text:span text:style-name="T28">/**&lt; Cache number */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9:56:58.823591357</meta:creation-date>
    <dc:date>2020-09-11T18:23:57.152570927</dc:date>
    <meta:editing-duration>PT1H4M47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5" meta:paragraph-count="487" meta:word-count="3220" meta:character-count="28451" meta:non-whitespace-character-count="24681"/>
  </office:meta>
</office:document-meta>
</file>